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svg:font-family="Bahnschrift"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2"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7.5pt" style:font-size-asian="7.5pt" style:font-size-complex="7.5pt" style:language-asian="en" style:country-asian="GB"/>
    </style:style>
    <style:style style:name="P3" style:parent-style-name="Normal" style:family="paragraph">
      <style:paragraph-properties fo:margin-bottom="0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0"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11" style:parent-style-name="Normal" style:family="paragraph">
      <style:paragraph-properties fo:margin-top="0.0694in" fo:margin-bottom="0.0694in" fo:line-height="100%"/>
    </style:style>
    <style:style style:name="T1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6"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17" style:parent-style-name="Normal" style:family="paragraph">
      <style:paragraph-properties fo:margin-top="0.0694in" fo:margin-bottom="0.0694in" fo:line-height="100%"/>
    </style:style>
    <style:style style:name="T1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0" style:parent-style-name="Normal" style:family="paragraph">
      <style:paragraph-properties fo:margin-top="0.0694in" fo:margin-bottom="0.0694in" fo:line-height="100%"/>
    </style:style>
    <style:style style:name="T2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6"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27" style:parent-style-name="Normal" style:family="paragraph">
      <style:paragraph-properties fo:margin-top="0.0694in" fo:margin-bottom="0.0694in" fo:line-height="100%"/>
    </style:style>
    <style:style style:name="T2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31"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32"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33" style:parent-style-name="Normal" style:family="paragraph">
      <style:paragraph-properties fo:margin-top="0.0694in" fo:margin-bottom="0.0694in" fo:line-height="100%"/>
    </style:style>
    <style:style style:name="T3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3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37"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38" style:parent-style-name="Normal" style:family="paragraph">
      <style:paragraph-properties fo:margin-top="0.0694in" fo:margin-bottom="0.0694in" fo:line-height="100%"/>
    </style:style>
    <style:style style:name="T3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41"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42"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43" style:parent-style-name="Normal" style:family="paragraph">
      <style:paragraph-properties fo:margin-top="0.0694in" fo:margin-bottom="0.0694in" fo:line-height="100%"/>
    </style:style>
    <style:style style:name="T4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46" style:parent-style-name="Normal" style:family="paragraph">
      <style:paragraph-properties fo:margin-top="0.0694in" fo:margin-bottom="0.0694in" fo:line-height="100%"/>
    </style:style>
    <style:style style:name="T4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4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50" style:parent-style-name="Normal" style:family="paragraph">
      <style:paragraph-properties fo:margin-top="0.0694in" fo:margin-bottom="0.0694in" fo:line-height="100%"/>
    </style:style>
    <style:style style:name="T5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58" style:parent-style-name="Normal" style:family="paragraph">
      <style:paragraph-properties fo:margin-top="0.0694in" fo:margin-bottom="0.0694in" fo:line-height="100%"/>
    </style:style>
    <style:style style:name="T5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61" style:parent-style-name="Normal" style:family="paragraph">
      <style:paragraph-properties fo:margin-top="0.0694in" fo:margin-bottom="0.0694in" fo:line-height="100%"/>
    </style:style>
    <style:style style:name="T6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6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65" style:parent-style-name="Normal" style:family="paragraph">
      <style:paragraph-properties fo:margin-top="0.0694in" fo:margin-bottom="0.0694in" fo:line-height="100%"/>
    </style:style>
    <style:style style:name="T6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6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69" style:parent-style-name="Normal" style:family="paragraph">
      <style:paragraph-properties fo:margin-top="0.0694in" fo:margin-bottom="0.0694in" fo:line-height="100%"/>
    </style:style>
    <style:style style:name="T7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72" style:parent-style-name="Normal" style:family="paragraph">
      <style:paragraph-properties fo:margin-top="0.0694in" fo:margin-bottom="0.0694in" fo:line-height="100%"/>
    </style:style>
    <style:style style:name="T7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7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7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78"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79"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80" style:parent-style-name="Normal" style:family="paragraph">
      <style:paragraph-properties fo:margin-top="0.0694in" fo:margin-bottom="0.0694in" fo:line-height="100%"/>
    </style:style>
    <style:style style:name="T8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2"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8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4"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103"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1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8"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129" style:parent-style-name="Normal" style:family="paragraph">
      <style:paragraph-properties fo:margin-top="0.0694in" fo:margin-bottom="0.0694in" fo:line-height="100%"/>
    </style:style>
    <style:style style:name="T13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3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32"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3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34"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3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36" style:parent-style-name="Normal" style:family="paragraph">
      <style:paragraph-properties fo:margin-top="0.0694in" fo:margin-bottom="0.0694in" fo:line-height="100%"/>
    </style:style>
    <style:style style:name="T13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3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39"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4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4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4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43" style:parent-style-name="Normal" style:family="paragraph">
      <style:paragraph-properties fo:margin-top="0.0694in" fo:margin-bottom="0.0694in" fo:line-height="100%"/>
    </style:style>
    <style:style style:name="T14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4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4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4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48"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4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50"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5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52"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153" style:parent-style-name="Normal" style:family="paragraph">
      <style:paragraph-properties fo:margin-top="0.0694in" fo:margin-bottom="0.0694in" fo:line-height="100%"/>
    </style:style>
    <style:style style:name="T15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5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5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5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58"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5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60"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6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62" style:parent-style-name="Normal" style:family="paragraph">
      <style:paragraph-properties fo:margin-top="0.0694in" fo:margin-bottom="0.0694in" fo:line-height="100%"/>
    </style:style>
    <style:style style:name="T16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6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65" style:parent-style-name="Normal" style:family="paragraph">
      <style:paragraph-properties fo:margin-top="0.0694in" fo:margin-bottom="0.0694in" fo:line-height="100%"/>
    </style:style>
    <style:style style:name="T16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6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68"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169" style:parent-style-name="Normal" style:family="paragraph">
      <style:paragraph-properties fo:margin-top="0.0694in" fo:margin-bottom="0.0694in" fo:line-height="100%"/>
    </style:style>
    <style:style style:name="T17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7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72" style:parent-style-name="Normal" style:family="paragraph">
      <style:paragraph-properties fo:margin-top="0.0694in" fo:margin-bottom="0.0694in" fo:line-height="100%"/>
    </style:style>
    <style:style style:name="T17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7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75" style:parent-style-name="Normal" style:family="paragraph">
      <style:paragraph-properties fo:margin-top="0.0694in" fo:margin-bottom="0.0694in" fo:line-height="100%"/>
    </style:style>
    <style:style style:name="T17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7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7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79" style:parent-style-name="Normal" style:family="paragraph">
      <style:paragraph-properties fo:margin-top="0.0694in" fo:margin-bottom="0.0694in" fo:line-height="100%"/>
    </style:style>
    <style:style style:name="T18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8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8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83"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184"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0pt" style:font-size-asian="10pt" style:font-size-complex="10pt" style:language-asian="en" style:country-asian="GB"/>
    </style:style>
    <style:style style:name="P185" style:parent-style-name="Normal" style:family="paragraph">
      <style:paragraph-properties fo:margin-bottom="0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186"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7.5pt" style:font-size-asian="7.5pt" style:font-size-complex="7.5pt" style:language-asian="en" style:country-asian="GB"/>
    </style:style>
    <style:style style:name="P187" style:parent-style-name="Normal" style:family="paragraph">
      <style:paragraph-properties fo:margin-bottom="0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188" style:parent-style-name="Normal" style:family="paragraph">
      <style:paragraph-properties fo:margin-top="0.0694in" fo:margin-bottom="0.0694in" fo:line-height="100%"/>
    </style:style>
    <style:style style:name="T18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9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9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9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9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9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9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9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9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9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9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00"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201" style:parent-style-name="Normal" style:family="paragraph">
      <style:paragraph-properties fo:margin-top="0.0694in" fo:margin-bottom="0.0694in" fo:line-height="100%"/>
    </style:style>
    <style:style style:name="T20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0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0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05" style:parent-style-name="Normal" style:family="paragraph">
      <style:paragraph-properties fo:margin-top="0.0694in" fo:margin-bottom="0.0694in" fo:line-height="100%"/>
    </style:style>
    <style:style style:name="T20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0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08" style:parent-style-name="Normal" style:family="paragraph">
      <style:paragraph-properties fo:margin-top="0.0694in" fo:margin-bottom="0.0694in" fo:line-height="100%"/>
    </style:style>
    <style:style style:name="T20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1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11" style:parent-style-name="Normal" style:family="paragraph">
      <style:paragraph-properties fo:margin-top="0.0694in" fo:margin-bottom="0.0694in" fo:line-height="100%"/>
    </style:style>
    <style:style style:name="T21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1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14" style:parent-style-name="Normal" style:family="paragraph">
      <style:paragraph-properties fo:margin-top="0.0694in" fo:margin-bottom="0.0694in" fo:line-height="100%"/>
    </style:style>
    <style:style style:name="T21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1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17" style:parent-style-name="Normal" style:family="paragraph">
      <style:paragraph-properties fo:margin-top="0.0694in" fo:margin-bottom="0.0694in" fo:line-height="100%"/>
    </style:style>
    <style:style style:name="T21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1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2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21"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222" style:parent-style-name="Normal" style:family="paragraph">
      <style:paragraph-properties fo:margin-top="0.0694in" fo:margin-bottom="0.0694in" fo:line-height="100%"/>
    </style:style>
    <style:style style:name="T22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2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2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2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2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28" style:parent-style-name="Normal" style:family="paragraph">
      <style:paragraph-properties fo:margin-top="0.0694in" fo:margin-bottom="0.0694in" fo:line-height="100%"/>
    </style:style>
    <style:style style:name="T22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3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3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32"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233" style:parent-style-name="Normal" style:family="paragraph">
      <style:paragraph-properties fo:margin-top="0.0694in" fo:margin-bottom="0.0694in" fo:line-height="100%"/>
    </style:style>
    <style:style style:name="T23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3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36" style:parent-style-name="Normal" style:family="paragraph">
      <style:paragraph-properties fo:margin-top="0.0694in" fo:margin-bottom="0.0694in" fo:line-height="100%"/>
    </style:style>
    <style:style style:name="T23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3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39" style:parent-style-name="Normal" style:family="paragraph">
      <style:paragraph-properties fo:margin-top="0.0694in" fo:margin-bottom="0.0694in" fo:line-height="100%"/>
    </style:style>
    <style:style style:name="T24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4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42"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243" style:parent-style-name="Normal" style:family="paragraph">
      <style:paragraph-properties fo:margin-top="0.0694in" fo:margin-bottom="0.0694in" fo:line-height="100%"/>
    </style:style>
    <style:style style:name="T24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4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4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4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4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4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5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5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5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53" style:parent-style-name="Normal" style:family="paragraph">
      <style:paragraph-properties fo:margin-top="0.0694in" fo:margin-bottom="0.0694in" fo:line-height="100%"/>
    </style:style>
    <style:style style:name="T25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5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56" style:parent-style-name="Normal" style:family="paragraph">
      <style:paragraph-properties fo:margin-top="0.0694in" fo:margin-bottom="0.0694in" fo:line-height="100%"/>
    </style:style>
    <style:style style:name="T25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5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5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60" style:parent-style-name="Normal" style:family="paragraph">
      <style:paragraph-properties fo:margin-top="0.0694in" fo:margin-bottom="0.0694in" fo:line-height="100%"/>
    </style:style>
    <style:style style:name="T26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6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6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6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6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66"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267" style:parent-style-name="Normal" style:family="paragraph">
      <style:paragraph-properties fo:margin-top="0.0694in" fo:margin-bottom="0.0694in" fo:line-height="100%"/>
    </style:style>
    <style:style style:name="T26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6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70"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271" style:parent-style-name="Normal" style:family="paragraph">
      <style:paragraph-properties fo:margin-top="0.0694in" fo:margin-bottom="0.0694in" fo:line-height="100%"/>
    </style:style>
    <style:style style:name="T27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7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7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7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7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77" style:parent-style-name="Normal" style:family="paragraph">
      <style:paragraph-properties fo:margin-top="0.0694in" fo:margin-bottom="0.0694in" fo:line-height="100%"/>
    </style:style>
    <style:style style:name="T27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7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80"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281"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282" style:parent-style-name="Normal" style:family="paragraph">
      <style:paragraph-properties fo:margin-top="0.0694in" fo:margin-bottom="0.0694in" fo:line-height="100%"/>
    </style:style>
    <style:style style:name="T28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8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85"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286"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287" style:parent-style-name="Normal" style:family="paragraph">
      <style:paragraph-properties fo:margin-top="0.0694in" fo:margin-bottom="0.0694in" fo:line-height="100%"/>
    </style:style>
    <style:style style:name="T28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8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90" style:parent-style-name="Normal" style:family="paragraph">
      <style:paragraph-properties fo:margin-top="0.0694in" fo:margin-bottom="0.0694in" fo:line-height="100%"/>
    </style:style>
    <style:style style:name="T29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9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9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94" style:parent-style-name="Normal" style:family="paragraph">
      <style:paragraph-properties fo:margin-top="0.0694in" fo:margin-bottom="0.0694in" fo:line-height="100%"/>
    </style:style>
    <style:style style:name="T29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29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9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298" style:parent-style-name="Normal" style:family="paragraph">
      <style:paragraph-properties fo:margin-top="0.0694in" fo:margin-bottom="0.0694in" fo:line-height="100%"/>
    </style:style>
    <style:style style:name="T29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0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301" style:parent-style-name="Normal" style:family="paragraph">
      <style:paragraph-properties fo:margin-top="0.0694in" fo:margin-bottom="0.0694in" fo:line-height="100%"/>
    </style:style>
    <style:style style:name="T30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0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304" style:parent-style-name="Normal" style:family="paragraph">
      <style:paragraph-properties fo:margin-top="0.0694in" fo:margin-bottom="0.0694in" fo:line-height="100%"/>
    </style:style>
    <style:style style:name="T30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0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307" style:parent-style-name="Normal" style:family="paragraph">
      <style:paragraph-properties fo:margin-top="0.0694in" fo:margin-bottom="0.0694in" fo:line-height="100%"/>
    </style:style>
    <style:style style:name="T30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0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310" style:parent-style-name="Normal" style:family="paragraph">
      <style:paragraph-properties fo:margin-top="0.0694in" fo:margin-bottom="0.0694in" fo:line-height="100%"/>
    </style:style>
    <style:style style:name="T31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31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1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314" style:parent-style-name="Normal" style:family="paragraph">
      <style:paragraph-properties fo:margin-top="0.0694in" fo:margin-bottom="0.0694in" fo:line-height="100%"/>
    </style:style>
    <style:style style:name="T31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31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1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318"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319"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320"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3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3"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364" style:parent-style-name="Normal" style:family="paragraph">
      <style:paragraph-properties fo:margin-top="0.0694in" fo:margin-bottom="0.0694in" fo:line-height="100%"/>
    </style:style>
    <style:style style:name="T36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6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367" style:parent-style-name="Normal" style:family="paragraph">
      <style:paragraph-properties fo:margin-top="0.0694in" fo:margin-bottom="0.0694in" fo:line-height="100%"/>
    </style:style>
    <style:style style:name="T36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6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370" style:parent-style-name="Normal" style:family="paragraph">
      <style:paragraph-properties fo:margin-top="0.0694in" fo:margin-bottom="0.0694in" fo:line-height="100%"/>
    </style:style>
    <style:style style:name="T37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7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373"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374" style:parent-style-name="Normal" style:family="paragraph">
      <style:paragraph-properties fo:margin-top="0.0694in" fo:margin-bottom="0.0694in" fo:line-height="100%"/>
    </style:style>
    <style:style style:name="T37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7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37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7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379" style:parent-style-name="Normal" style:family="paragraph">
      <style:paragraph-properties fo:margin-top="0.0694in" fo:margin-bottom="0.0694in" fo:line-height="100%"/>
    </style:style>
    <style:style style:name="T38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8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382" style:parent-style-name="Normal" style:family="paragraph">
      <style:paragraph-properties fo:margin-top="0.0694in" fo:margin-bottom="0.0694in" fo:line-height="100%"/>
    </style:style>
    <style:style style:name="T38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8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385" style:parent-style-name="Normal" style:family="paragraph">
      <style:paragraph-properties fo:margin-top="0.0694in" fo:margin-bottom="0.0694in" fo:line-height="100%"/>
    </style:style>
    <style:style style:name="T38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8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38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8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39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9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392"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393"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0pt" style:font-size-asian="10pt" style:font-size-complex="10pt" style:language-asian="en" style:country-asian="GB"/>
    </style:style>
    <style:style style:name="P394" style:parent-style-name="Normal" style:family="paragraph">
      <style:paragraph-properties fo:margin-bottom="0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395"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7.5pt" style:font-size-asian="7.5pt" style:font-size-complex="7.5pt" style:language-asian="en" style:country-asian="GB"/>
    </style:style>
    <style:style style:name="P396" style:parent-style-name="Normal" style:family="paragraph">
      <style:paragraph-properties fo:margin-bottom="0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397" style:parent-style-name="Normal" style:family="paragraph">
      <style:paragraph-properties fo:margin-top="0.0694in" fo:margin-bottom="0.0694in" fo:line-height="100%"/>
    </style:style>
    <style:style style:name="T39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39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0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40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0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403"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404" style:parent-style-name="Normal" style:family="paragraph">
      <style:paragraph-properties fo:margin-top="0.0694in" fo:margin-bottom="0.0694in" fo:line-height="100%"/>
    </style:style>
    <style:style style:name="T40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40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0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408"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409"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410" style:parent-style-name="Normal" style:family="paragraph">
      <style:paragraph-properties fo:margin-top="0.0694in" fo:margin-bottom="0.0694in" fo:line-height="100%"/>
    </style:style>
    <style:style style:name="T41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412" style:parent-style-name="Normal" style:family="paragraph">
      <style:paragraph-properties fo:margin-top="0.0694in" fo:margin-bottom="0.0694in" fo:line-height="100%"/>
    </style:style>
    <style:style style:name="T41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414" style:parent-style-name="Normal" style:family="paragraph">
      <style:paragraph-properties fo:margin-top="0.0694in" fo:margin-bottom="0.0694in" fo:line-height="100%"/>
    </style:style>
    <style:style style:name="T41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416"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417"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418" style:parent-style-name="Normal" style:family="paragraph">
      <style:paragraph-properties fo:margin-top="0.0694in" fo:margin-bottom="0.0694in" fo:line-height="100%"/>
    </style:style>
    <style:style style:name="T41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42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2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42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2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424"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425" style:parent-style-name="Normal" style:family="paragraph">
      <style:paragraph-properties fo:margin-top="0.0694in" fo:margin-bottom="0.0694in" fo:line-height="100%"/>
    </style:style>
    <style:style style:name="T42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2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428" style:parent-style-name="Normal" style:family="paragraph">
      <style:paragraph-properties fo:margin-top="0.0694in" fo:margin-bottom="0.0694in" fo:line-height="100%"/>
    </style:style>
    <style:style style:name="T42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3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431"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432" style:parent-style-name="Normal" style:family="paragraph">
      <style:paragraph-properties fo:margin-top="0.0694in" fo:margin-bottom="0.0694in" fo:line-height="100%"/>
    </style:style>
    <style:style style:name="T43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43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3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43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3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438"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439" style:parent-style-name="Normal" style:family="paragraph">
      <style:paragraph-properties fo:margin-top="0.0694in" fo:margin-bottom="0.0694in" fo:line-height="100%"/>
    </style:style>
    <style:style style:name="T44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4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44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4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44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4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446" style:parent-style-name="Normal" style:family="paragraph">
      <style:paragraph-properties fo:margin-top="0.0694in" fo:margin-bottom="0.0694in" fo:line-height="100%"/>
    </style:style>
    <style:style style:name="T44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4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449"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450" style:parent-style-name="Normal" style:family="paragraph">
      <style:paragraph-properties fo:margin-top="0.0694in" fo:margin-bottom="0.0694in" fo:line-height="100%"/>
    </style:style>
    <style:style style:name="T45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45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5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45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5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456"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457" style:parent-style-name="Normal" style:family="paragraph">
      <style:paragraph-properties fo:margin-top="0.0694in" fo:margin-bottom="0.0694in" fo:line-height="100%"/>
    </style:style>
    <style:style style:name="T45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45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6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461"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462"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463" style:parent-style-name="Normal" style:family="paragraph">
      <style:paragraph-properties fo:margin-top="0.0694in" fo:margin-bottom="0.0694in" fo:line-height="100%"/>
    </style:style>
    <style:style style:name="T46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6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46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6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46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6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470" style:parent-style-name="Normal" style:family="paragraph">
      <style:paragraph-properties fo:margin-top="0.0694in" fo:margin-bottom="0.0694in" fo:line-height="100%"/>
    </style:style>
    <style:style style:name="T47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7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47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7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475" style:parent-style-name="Normal" style:family="paragraph">
      <style:paragraph-properties fo:margin-top="0.0694in" fo:margin-bottom="0.0694in" fo:line-height="100%"/>
    </style:style>
    <style:style style:name="T47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7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478"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479" style:parent-style-name="Normal" style:family="paragraph">
      <style:paragraph-properties fo:margin-top="0.0694in" fo:margin-bottom="0.0694in" fo:line-height="100%"/>
    </style:style>
    <style:style style:name="T48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48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8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4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18"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519" style:parent-style-name="Normal" style:family="paragraph">
      <style:paragraph-properties fo:margin-top="0.0694in" fo:margin-bottom="0.0694in" fo:line-height="100%"/>
    </style:style>
    <style:style style:name="T52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2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522" style:parent-style-name="Normal" style:family="paragraph">
      <style:paragraph-properties fo:margin-top="0.0694in" fo:margin-bottom="0.0694in" fo:line-height="100%"/>
    </style:style>
    <style:style style:name="T52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2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2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2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527" style:parent-style-name="Normal" style:family="paragraph">
      <style:paragraph-properties fo:margin-top="0.0694in" fo:margin-bottom="0.0694in" fo:line-height="100%"/>
    </style:style>
    <style:style style:name="T52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2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3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3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532"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533" style:parent-style-name="Normal" style:family="paragraph">
      <style:paragraph-properties fo:margin-top="0.0694in" fo:margin-bottom="0.0694in" fo:line-height="100%"/>
    </style:style>
    <style:style style:name="T53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3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536" style:parent-style-name="Normal" style:family="paragraph">
      <style:paragraph-properties fo:margin-top="0.0694in" fo:margin-bottom="0.0694in" fo:line-height="100%"/>
    </style:style>
    <style:style style:name="T53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3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539" style:parent-style-name="Normal" style:family="paragraph">
      <style:paragraph-properties fo:margin-top="0.0694in" fo:margin-bottom="0.0694in" fo:line-height="100%"/>
    </style:style>
    <style:style style:name="T54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4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542"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543" style:parent-style-name="Normal" style:family="paragraph">
      <style:paragraph-properties fo:margin-top="0.0694in" fo:margin-bottom="0.0694in" fo:line-height="100%"/>
    </style:style>
    <style:style style:name="T54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4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546" style:parent-style-name="Normal" style:family="paragraph">
      <style:paragraph-properties fo:margin-top="0.0694in" fo:margin-bottom="0.0694in" fo:line-height="100%"/>
    </style:style>
    <style:style style:name="T54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4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549" style:parent-style-name="Normal" style:family="paragraph">
      <style:paragraph-properties fo:margin-top="0.0694in" fo:margin-bottom="0.0694in" fo:line-height="100%"/>
    </style:style>
    <style:style style:name="T55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5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5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5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554" style:parent-style-name="Normal" style:family="paragraph">
      <style:paragraph-properties fo:margin-top="0.0694in" fo:margin-bottom="0.0694in" fo:line-height="100%"/>
    </style:style>
    <style:style style:name="T55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5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557" style:parent-style-name="Normal" style:family="paragraph">
      <style:paragraph-properties fo:margin-top="0.0694in" fo:margin-bottom="0.0694in" fo:line-height="100%"/>
    </style:style>
    <style:style style:name="T55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5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6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6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6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563"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0pt" style:font-size-asian="10pt" style:font-size-complex="10pt" style:language-asian="en" style:country-asian="GB"/>
    </style:style>
    <style:style style:name="P564" style:parent-style-name="Normal" style:family="paragraph">
      <style:paragraph-properties fo:margin-bottom="0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565"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7.5pt" style:font-size-asian="7.5pt" style:font-size-complex="7.5pt" style:language-asian="en" style:country-asian="GB"/>
    </style:style>
    <style:style style:name="P566" style:parent-style-name="Normal" style:family="paragraph">
      <style:paragraph-properties fo:margin-bottom="0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567" style:parent-style-name="Normal" style:family="paragraph">
      <style:paragraph-properties fo:margin-top="0.0694in" fo:margin-bottom="0.0694in" fo:line-height="100%"/>
    </style:style>
    <style:style style:name="T56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6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7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7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7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7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7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7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7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7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7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579"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580" style:parent-style-name="Normal" style:family="paragraph">
      <style:paragraph-properties fo:margin-top="0.0694in" fo:margin-bottom="0.0694in" fo:line-height="100%"/>
    </style:style>
    <style:style style:name="T58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8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8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8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8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8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8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8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8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9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9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59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9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594"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595" style:parent-style-name="Normal" style:family="paragraph">
      <style:paragraph-properties fo:margin-top="0.0694in" fo:margin-bottom="0.0694in" fo:line-height="100%"/>
    </style:style>
    <style:style style:name="T59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9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598" style:parent-style-name="Normal" style:family="paragraph">
      <style:paragraph-properties fo:margin-top="0.0694in" fo:margin-bottom="0.0694in" fo:line-height="100%"/>
    </style:style>
    <style:style style:name="T59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60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0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60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0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604" style:parent-style-name="Normal" style:family="paragraph">
      <style:paragraph-properties fo:margin-top="0.0694in" fo:margin-bottom="0.0694in" fo:line-height="100%"/>
    </style:style>
    <style:style style:name="T60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60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0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608" style:parent-style-name="Normal" style:family="paragraph">
      <style:paragraph-properties fo:margin-top="0.0694in" fo:margin-bottom="0.0694in" fo:line-height="100%"/>
    </style:style>
    <style:style style:name="T60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1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611"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612" style:parent-style-name="Normal" style:family="paragraph">
      <style:paragraph-properties fo:margin-top="0.0694in" fo:margin-bottom="0.0694in" fo:line-height="100%"/>
    </style:style>
    <style:style style:name="T61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1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615" style:parent-style-name="Normal" style:family="paragraph">
      <style:paragraph-properties fo:margin-top="0.0694in" fo:margin-bottom="0.0694in" fo:line-height="100%"/>
    </style:style>
    <style:style style:name="T61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61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1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619" style:parent-style-name="Normal" style:family="paragraph">
      <style:paragraph-properties fo:margin-top="0.0694in" fo:margin-bottom="0.0694in" fo:line-height="100%"/>
    </style:style>
    <style:style style:name="T62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2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622" style:parent-style-name="Normal" style:family="paragraph">
      <style:paragraph-properties fo:margin-top="0.0694in" fo:margin-bottom="0.0694in" fo:line-height="100%"/>
    </style:style>
    <style:style style:name="T62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62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2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626" style:parent-style-name="Normal" style:family="paragraph">
      <style:paragraph-properties fo:margin-top="0.0694in" fo:margin-bottom="0.0694in" fo:line-height="100%"/>
    </style:style>
    <style:style style:name="T62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2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629"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630"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631"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632"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633" style:parent-style-name="Normal" style:family="paragraph">
      <style:paragraph-properties fo:margin-top="0.0694in" fo:margin-bottom="0.0694in" fo:line-height="100%"/>
    </style:style>
    <style:style style:name="T63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63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3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63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3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639"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640"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641"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642" style:parent-style-name="Normal" style:family="paragraph">
      <style:paragraph-properties fo:margin-top="0.0694in" fo:margin-bottom="0.0694in" fo:line-height="100%"/>
    </style:style>
    <style:style style:name="T64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64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4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64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4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648"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6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84"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685" style:parent-style-name="Normal" style:family="paragraph">
      <style:paragraph-properties fo:margin-top="0.0694in" fo:margin-bottom="0.0694in" fo:line-height="100%"/>
    </style:style>
    <style:style style:name="T68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68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8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68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9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691" style:parent-style-name="Normal" style:family="paragraph">
      <style:paragraph-properties fo:margin-top="0.0694in" fo:margin-bottom="0.0694in" fo:line-height="100%"/>
    </style:style>
    <style:style style:name="T69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69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9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6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03"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704" style:parent-style-name="Normal" style:family="paragraph">
      <style:paragraph-properties fo:margin-top="0.0694in" fo:margin-bottom="0.0694in" fo:line-height="100%"/>
    </style:style>
    <style:style style:name="T70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70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0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708" style:parent-style-name="Normal" style:family="paragraph">
      <style:paragraph-properties fo:margin-top="0.0694in" fo:margin-bottom="0.0694in" fo:line-height="100%"/>
    </style:style>
    <style:style style:name="T70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1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711" style:parent-style-name="Normal" style:family="paragraph">
      <style:paragraph-properties fo:margin-top="0.0694in" fo:margin-bottom="0.0694in" fo:line-height="100%"/>
    </style:style>
    <style:style style:name="T71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1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714" style:parent-style-name="Normal" style:family="paragraph">
      <style:paragraph-properties fo:margin-top="0.0694in" fo:margin-bottom="0.0694in" fo:line-height="100%"/>
    </style:style>
    <style:style style:name="T71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71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1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7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1"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752" style:parent-style-name="Normal" style:family="paragraph">
      <style:paragraph-properties fo:margin-top="0.0694in" fo:margin-bottom="0.0694in" fo:line-height="100%"/>
    </style:style>
    <style:style style:name="T75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75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5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75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5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75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5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76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6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762"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763"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764"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765" style:parent-style-name="Normal" style:family="paragraph">
      <style:paragraph-properties fo:margin-top="0.0694in" fo:margin-bottom="0.0694in" fo:line-height="100%"/>
    </style:style>
    <style:style style:name="T76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6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768" style:parent-style-name="Normal" style:family="paragraph">
      <style:paragraph-properties fo:margin-top="0.0694in" fo:margin-bottom="0.0694in" fo:line-height="100%"/>
    </style:style>
    <style:style style:name="T76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7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771" style:parent-style-name="Normal" style:family="paragraph">
      <style:paragraph-properties fo:margin-top="0.0694in" fo:margin-bottom="0.0694in" fo:line-height="100%"/>
    </style:style>
    <style:style style:name="T77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7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774" style:parent-style-name="Normal" style:family="paragraph">
      <style:paragraph-properties fo:margin-top="0.0694in" fo:margin-bottom="0.0694in" fo:line-height="100%"/>
    </style:style>
    <style:style style:name="T77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7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777" style:parent-style-name="Normal" style:family="paragraph">
      <style:paragraph-properties fo:margin-top="0.0694in" fo:margin-bottom="0.0694in" fo:line-height="100%"/>
    </style:style>
    <style:style style:name="T77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77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8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78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8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78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8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78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8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787"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0pt" style:font-size-asian="10pt" style:font-size-complex="10pt" style:language-asian="en" style:country-asian="GB"/>
    </style:style>
    <style:style style:name="P788" style:parent-style-name="Normal" style:family="paragraph">
      <style:paragraph-properties fo:margin-bottom="0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789"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7.5pt" style:font-size-asian="7.5pt" style:font-size-complex="7.5pt" style:language-asian="en" style:country-asian="GB"/>
    </style:style>
    <style:style style:name="P790" style:parent-style-name="Normal" style:family="paragraph">
      <style:paragraph-properties fo:margin-bottom="0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791" style:parent-style-name="Normal" style:family="paragraph">
      <style:paragraph-properties fo:margin-top="0.0694in" fo:margin-bottom="0.0694in" fo:line-height="100%"/>
    </style:style>
    <style:style style:name="T79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79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9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79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9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79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9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79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0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0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0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03" style:parent-style-name="Normal" style:family="paragraph">
      <style:paragraph-properties fo:margin-top="0.0694in" fo:margin-bottom="0.0694in" fo:line-height="100%"/>
    </style:style>
    <style:style style:name="T80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0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0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0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0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09"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810"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811" style:parent-style-name="Normal" style:family="paragraph">
      <style:paragraph-properties fo:margin-top="0.0694in" fo:margin-bottom="0.0694in" fo:line-height="100%"/>
    </style:style>
    <style:style style:name="T81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1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1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1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1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17"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818"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819"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820" style:parent-style-name="Normal" style:family="paragraph">
      <style:paragraph-properties fo:margin-top="0.0694in" fo:margin-bottom="0.0694in" fo:line-height="100%"/>
    </style:style>
    <style:style style:name="T82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2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2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2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2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2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2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28"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829" style:parent-style-name="Normal" style:family="paragraph">
      <style:paragraph-properties fo:margin-top="0.0694in" fo:margin-bottom="0.0694in" fo:line-height="100%"/>
    </style:style>
    <style:style style:name="T83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3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3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33" style:parent-style-name="Normal" style:family="paragraph">
      <style:paragraph-properties fo:margin-top="0.0694in" fo:margin-bottom="0.0694in" fo:line-height="100%"/>
    </style:style>
    <style:style style:name="T83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3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36" style:parent-style-name="Normal" style:family="paragraph">
      <style:paragraph-properties fo:margin-top="0.0694in" fo:margin-bottom="0.0694in" fo:line-height="100%"/>
    </style:style>
    <style:style style:name="T83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3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3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4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41" style:parent-style-name="Normal" style:family="paragraph">
      <style:paragraph-properties fo:margin-top="0.0694in" fo:margin-bottom="0.0694in" fo:line-height="100%"/>
    </style:style>
    <style:style style:name="T84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4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4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4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4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47"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848" style:parent-style-name="Normal" style:family="paragraph">
      <style:paragraph-properties fo:margin-top="0.0694in" fo:margin-bottom="0.0694in" fo:line-height="100%"/>
    </style:style>
    <style:style style:name="T84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5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51" style:parent-style-name="Normal" style:family="paragraph">
      <style:paragraph-properties fo:margin-top="0.0694in" fo:margin-bottom="0.0694in" fo:line-height="100%"/>
    </style:style>
    <style:style style:name="T85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5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5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5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5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5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58" style:parent-style-name="Normal" style:family="paragraph">
      <style:paragraph-properties fo:margin-top="0.0694in" fo:margin-bottom="0.0694in" fo:line-height="100%"/>
    </style:style>
    <style:style style:name="T85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6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61" style:parent-style-name="Normal" style:family="paragraph">
      <style:paragraph-properties fo:margin-top="0.0694in" fo:margin-bottom="0.0694in" fo:line-height="100%"/>
    </style:style>
    <style:style style:name="T86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6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6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6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6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6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6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69" style:parent-style-name="Normal" style:family="paragraph">
      <style:paragraph-properties fo:margin-top="0.0694in" fo:margin-bottom="0.0694in" fo:line-height="100%"/>
    </style:style>
    <style:style style:name="T87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7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7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7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7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75" style:parent-style-name="Normal" style:family="paragraph">
      <style:paragraph-properties fo:margin-top="0.0694in" fo:margin-bottom="0.0694in" fo:line-height="100%"/>
    </style:style>
    <style:style style:name="T87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7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78" style:parent-style-name="Normal" style:family="paragraph">
      <style:paragraph-properties fo:margin-top="0.0694in" fo:margin-bottom="0.0694in" fo:line-height="100%"/>
    </style:style>
    <style:style style:name="T87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8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8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8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8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84" style:parent-style-name="Normal" style:family="paragraph">
      <style:paragraph-properties fo:margin-top="0.0694in" fo:margin-bottom="0.0694in" fo:line-height="100%"/>
    </style:style>
    <style:style style:name="T88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8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8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8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8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90"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891" style:parent-style-name="Normal" style:family="paragraph">
      <style:paragraph-properties fo:margin-top="0.0694in" fo:margin-bottom="0.0694in" fo:line-height="100%"/>
    </style:style>
    <style:style style:name="T89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9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9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89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9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897" style:parent-style-name="Normal" style:family="paragraph">
      <style:paragraph-properties fo:margin-top="0.0694in" fo:margin-bottom="0.0694in" fo:line-height="100%"/>
      <style:text-properties style:font-name="Bahnschrift" style:font-name-asian="Times New Roman" style:font-name-complex="Times New Roman" style:letter-kerning="false" fo:font-size="12pt" style:font-size-asian="12pt" style:font-size-complex="12pt" style:language-asian="en" style:country-asian="GB"/>
    </style:style>
    <style:style style:name="P898"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899" style:parent-style-name="Normal" style:family="paragraph">
      <style:paragraph-properties fo:margin-top="0.0694in" fo:margin-bottom="0.0694in" fo:line-height="100%"/>
    </style:style>
    <style:style style:name="T90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90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0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90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0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90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0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90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0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9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40"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941" style:parent-style-name="Normal" style:family="paragraph">
      <style:paragraph-properties fo:margin-top="0.0694in" fo:margin-bottom="0.0694in" fo:line-height="100%"/>
    </style:style>
    <style:style style:name="T94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94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4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94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4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94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4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949" style:parent-style-name="Normal" style:family="paragraph">
      <style:paragraph-properties fo:margin-top="0.0694in" fo:margin-bottom="0.0694in" fo:line-height="100%"/>
    </style:style>
    <style:style style:name="T95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95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5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95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5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95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5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9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83"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984" style:parent-style-name="Normal" style:family="paragraph">
      <style:paragraph-properties fo:margin-top="0.0694in" fo:margin-bottom="0.0694in" fo:line-height="100%"/>
    </style:style>
    <style:style style:name="T98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98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8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988" style:parent-style-name="Normal" style:family="paragraph">
      <style:paragraph-properties fo:margin-top="0.0694in" fo:margin-bottom="0.0694in" fo:line-height="100%"/>
    </style:style>
    <style:style style:name="T98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99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9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99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9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994"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9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99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9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998" style:parent-style-name="Normal" style:family="paragraph">
      <style:paragraph-properties fo:margin-top="0.0694in" fo:margin-bottom="0.0694in" fo:line-height="100%"/>
    </style:style>
    <style:style style:name="T99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000"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001"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002"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003"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004" style:parent-style-name="Normal" style:family="paragraph">
      <style:paragraph-properties fo:margin-top="0.0694in" fo:margin-bottom="0.0694in" fo:line-height="100%"/>
    </style:style>
    <style:style style:name="T1005"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006"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007"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008"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009"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010" style:parent-style-name="Normal" style:family="paragraph">
      <style:paragraph-properties fo:margin-top="0.0694in" fo:margin-bottom="0.0694in" fo:line-height="100%"/>
      <style:text-properties style:font-name="Bahnschrift"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1011" style:parent-style-name="Normal" style:family="paragraph">
      <style:paragraph-properties fo:margin-top="0.0694in" fo:margin-bottom="0.0694in" fo:line-height="100%"/>
    </style:style>
    <style:style style:name="T101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01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01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015" style:parent-style-name="Normal" style:family="paragraph">
      <style:paragraph-properties fo:margin-top="0.0694in" fo:margin-bottom="0.0694in" fo:line-height="100%"/>
    </style:style>
    <style:style style:name="T101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01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01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019"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02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021" style:parent-style-name="Normal" style:family="paragraph">
      <style:paragraph-properties fo:margin-top="0.0694in" fo:margin-bottom="0.0694in" fo:line-height="100%"/>
    </style:style>
    <style:style style:name="T102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02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02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02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02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02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02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029" style:parent-style-name="Normal" style:family="paragraph">
      <style:paragraph-properties fo:margin-top="0.0694in" fo:margin-bottom="0.0694in" fo:line-height="100%"/>
    </style:style>
    <style:style style:name="T103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03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03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03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03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035"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036"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037"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038"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039" style:parent-style-name="Normal" style:family="paragraph">
      <style:paragraph-properties fo:margin-top="0.0694in" fo:margin-bottom="0.0694in" fo:line-height="100%"/>
    </style:style>
    <style:style style:name="T1040"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041"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042"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T1043" style:parent-style-name="DefaultParagraphFont" style:family="text">
      <style:text-properties style:font-name="Bahnschrift"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044" style:parent-style-name="DefaultParagraphFont" style:family="text">
      <style:text-properties style:font-name="Bahnschrift" style:font-name-asian="Times New Roman" style:font-name-complex="Times New Roman" style:letter-kerning="false" fo:font-size="12pt" style:font-size-asian="12pt" style:font-size-complex="12pt" style:language-asian="en" style:country-asian="GB"/>
    </style:style>
    <style:style style:name="P1045" style:parent-style-name="Normal" style:family="paragraph">
      <style:text-properties style:font-name="Bahnschrift"/>
    </style:style>
  </office:automatic-styles>
  <office:body>
    <office:text text:use-soft-page-breaks="true">
      <text:p text:style-name="P1">using kernel methods such as Gaussian process to hide private information using differential privacy in banking apps</text:p>
      <text:h text:style-name="P2" text:outline-level="6">ChatGPT said:</text:h>
      <text:p text:style-name="P3">ChatGPT</text:p>
      <text:p text:style-name="P4"><text:span text:style-name="T5">Using<text:s/></text:span><text:span text:style-name="T6">Gaussian Processes (GP)</text:span><text:span text:style-name="T7"><text:s/>in combination with<text:s/></text:span><text:span text:style-name="T8">Differential Privacy (DP)</text:span><text:span text:style-name="T9"><text:s/>is an interesting and advanced topic. It involves using kernel-based methods like Gaussian processes to protect sensitive information in scenarios such as banking applications while ensuring that individual data privacy is maintained according to differential privacy principles.</text:span></text:p>
      <text:h text:style-name="P10" text:outline-level="3">What is Differential Privacy (DP)?</text:h>
      <text:p text:style-name="P11"><text:span text:style-name="T12">Differential Privacy</text:span><text:span text:style-name="T13"><text:s/>is a framework that ensures that the output of a computation (such as a model or a database query) does not reveal too much information about any individual in the dataset, even if an adversary has access to external information. The basic concept is to introduce<text:s/></text:span><text:span text:style-name="T14">noise</text:span><text:span text:style-name="T15"><text:s/>into the data or computation so that the influence of any single data point is minimal.</text:span></text:p>
      <text:p text:style-name="P16">In practical terms:</text:p>
      <text:list text:style-name="LFO1" text:continue-numbering="true">
        <text:list-item>
          <text:p text:style-name="P17"><text:span text:style-name="T18">ε-differential privacy</text:span><text:span text:style-name="T19"><text:s/>ensures that the probability of any particular output from a function is close, regardless of whether any single individual's data is included in the computation.</text:span></text:p>
        </text:list-item>
        <text:list-item>
          <text:p text:style-name="P20"><text:span text:style-name="T21">The level of noise added depends on<text:s/></text:span><text:span text:style-name="T22">ε</text:span><text:span text:style-name="T23"><text:s/>(epsilon), where smaller<text:s/></text:span><text:span text:style-name="T24">ε</text:span><text:span text:style-name="T25"><text:s/>values add more noise and thus provide stronger privacy guarantees.</text:span></text:p>
        </text:list-item>
      </text:list>
      <text:h text:style-name="P26" text:outline-level="3">What is a Gaussian Process (GP)?</text:h>
      <text:p text:style-name="P27"><text:span text:style-name="T28">A<text:s/></text:span><text:span text:style-name="T29">Gaussian Process</text:span><text:span text:style-name="T30"><text:s/>is a powerful kernel-based probabilistic model used for regression, classification, and other machine learning tasks. It can model a distribution over functions and is often used for tasks where you need uncertainty estimates or want to model complex, non-linear relationships.</text:span></text:p>
      <text:p text:style-name="P31">In the context of differential privacy, Gaussian Processes are used because of their flexibility in modeling complex data and because they can be adapted to hide or obscure sensitive information through the introduction of noise.</text:p>
      <text:h text:style-name="P32" text:outline-level="3">Applying Differential Privacy with Gaussian Processes</text:h>
      <text:p text:style-name="P33"><text:span text:style-name="T34">The idea is to apply differential privacy to Gaussian Process models, which are commonly used in machine learning for tasks such as predicting trends or building recommendation systems. The introduction of<text:s/></text:span><text:span text:style-name="T35">noise</text:span><text:span text:style-name="T36"><text:s/>can help mask sensitive information from the Gaussian Process model to ensure that predictions or outcomes do not leak sensitive data.</text:span></text:p>
      <text:soft-page-break/>
      <text:h text:style-name="P37" text:outline-level="4">High-Level Steps to Apply DP in Gaussian Processes:</text:h>
      <text:list text:style-name="LFO2" text:continue-numbering="true">
        <text:list-item>
          <text:p text:style-name="P38"><text:span text:style-name="T39">Gaussian Process Regression (GPR)</text:span><text:span text:style-name="T40">:</text:span></text:p>
          <text:list text:continue-numbering="true">
            <text:list-item>
              <text:p text:style-name="P41">GPR is a non-parametric method that uses kernels to define the covariance between data points and makes predictions based on these covariances.</text:p>
            </text:list-item>
            <text:list-item>
              <text:p text:style-name="P42">A Gaussian Process provides a distribution over functions, making it useful for estimating uncertainty and variance in the prediction.</text:p>
            </text:list-item>
          </text:list>
        </text:list-item>
        <text:list-item>
          <text:p text:style-name="P43"><text:span text:style-name="T44">Differential Privacy for GPR</text:span><text:span text:style-name="T45">:</text:span></text:p>
          <text:list text:continue-numbering="true">
            <text:list-item>
              <text:p text:style-name="P46"><text:span text:style-name="T47">Differential privacy can be incorporated into a Gaussian Process by adding<text:s/></text:span><text:span text:style-name="T48">noise</text:span><text:span text:style-name="T49"><text:s/>to the training data, predictions, or kernel functions, which masks the influence of individual data points.</text:span></text:p>
            </text:list-item>
            <text:list-item>
              <text:p text:style-name="P50"><text:span text:style-name="T51">Specifically, we can add<text:s/></text:span><text:span text:style-name="T52">Laplace</text:span><text:span text:style-name="T53"><text:s/>or<text:s/></text:span><text:span text:style-name="T54">Gaussian noise</text:span><text:span text:style-name="T55"><text:s/>to the training set or to the predicted values, with the amount of noise determined by the<text:s/></text:span><text:span text:style-name="T56">privacy budget</text:span><text:span text:style-name="T57"><text:s/>(ε) defined by the DP framework.</text:span></text:p>
            </text:list-item>
          </text:list>
        </text:list-item>
        <text:list-item>
          <text:p text:style-name="P58"><text:span text:style-name="T59">Noise Injection in Kernel</text:span><text:span text:style-name="T60">:</text:span></text:p>
          <text:list text:continue-numbering="true">
            <text:list-item>
              <text:p text:style-name="P61"><text:span text:style-name="T62">The<text:s/></text:span><text:span text:style-name="T63">kernel</text:span><text:span text:style-name="T64"><text:s/>in a Gaussian Process defines the relationship between the data points. Differential privacy can be applied by adding noise directly into the kernel matrix.</text:span></text:p>
            </text:list-item>
            <text:list-item>
              <text:p text:style-name="P65"><text:span text:style-name="T66">This can be done by adding noise to the<text:s/></text:span><text:span text:style-name="T67">covariance matrix</text:span><text:span text:style-name="T68"><text:s/>to ensure that the model's predictions are robust to changes in individual data points.</text:span></text:p>
            </text:list-item>
          </text:list>
        </text:list-item>
        <text:list-item>
          <text:p text:style-name="P69"><text:span text:style-name="T70">Laplace Mechanism</text:span><text:span text:style-name="T71">:</text:span></text:p>
          <text:list text:continue-numbering="true">
            <text:list-item>
              <text:p text:style-name="P72"><text:span text:style-name="T73">In the case of differential privacy, you can use the<text:s/></text:span><text:span text:style-name="T74">Laplace mechanism</text:span><text:span text:style-name="T75"><text:s/>for adding noise. The Laplace mechanism adds noise to the results based on the<text:s/></text:span><text:span text:style-name="T76">sensitivity</text:span><text:span text:style-name="T77"><text:s/>of the function and the desired level of privacy (ε).</text:span></text:p>
            </text:list-item>
            <text:list-item>
              <text:p text:style-name="P78">The sensitivity is defined as the maximum change in the output of the Gaussian Process that can be caused by altering one data point in the dataset.</text:p>
            </text:list-item>
          </text:list>
        </text:list-item>
      </text:list>
      <text:h text:style-name="P79" text:outline-level="3">Example Implementation Using Gaussian Processes and Differential Privacy</text:h>
      <text:p text:style-name="P80"><text:span text:style-name="T81">Here's a basic example of how differential privacy might be applied to Gaussian Processes in Python using<text:s/></text:span><text:span text:style-name="T82">scikit-learn</text:span><text:span text:style-name="T83"><text:s/>for Gaussian Process regression and a custom method for adding Laplace noise:</text:span></text:p>
      <text:h text:style-name="P84" text:outline-level="4">Step 1: Train a Gaussian Process Model</text:h>
      <text:p text:style-name="P85">python</text:p>
      <text:p text:style-name="P86">Copy code</text:p>
      <text:p text:style-name="P87">import numpy as np</text:p>
      <text:p text:style-name="P88">import matplotlib.pyplot as plt</text:p>
      <text:p text:style-name="P89">from sklearn.gaussian_process import GaussianProcessRegressor</text:p>
      <text:p text:style-name="P90">from sklearn.gaussian_process.kernels import RBF, ConstantKernel as C</text:p>
      <text:p text:style-name="P91"/>
      <text:p text:style-name="P92"># Simulate some data</text:p>
      <text:p text:style-name="P93">X = np.array([[1], [3], [5], [6], [7], [8]])</text:p>
      <text:p text:style-name="P94">y = np.sin(X).ravel()</text:p>
      <text:p text:style-name="P95"/>
      <text:p text:style-name="P96"># Define the kernel: RBF kernel with a constant term</text:p>
      <text:p text:style-name="P97">kernel = C(1.0, (1e-4, 1e1)) * RBF(1, (1e-4, 1e1))</text:p>
      <text:p text:style-name="P98"/>
      <text:p text:style-name="P99"># Create and fit the GaussianProcessRegressor</text:p>
      <text:p text:style-name="P100">gp = GaussianProcessRegressor(kernel=kernel, n_restarts_optimizer=10, alpha=1e-2)</text:p>
      <text:p text:style-name="P101">gp.fit(X, y)</text:p>
      <text:h text:style-name="P102" text:outline-level="4">Step 2: Apply Differential Privacy (Adding Laplace Noise)</text:h>
      <text:p text:style-name="P103">Here, we modify the output or kernel with Laplace noise. This example adds noise to the predictions:</text:p>
      <text:p text:style-name="P104">python</text:p>
      <text:p text:style-name="P105">Copy code</text:p>
      <text:p text:style-name="P106">def add_laplace_noise(predictions, epsilon, sensitivity=1.0):</text:p>
      <text:p text:style-name="P107"><text:s text:c="4"/>"""Add Laplace noise to the predictions to achieve differential privacy."""</text:p>
      <text:p text:style-name="P108"><text:s text:c="4"/># Laplace noise scale is sensitivity / epsilon</text:p>
      <text:p text:style-name="P109"><text:s text:c="4"/>scale = sensitivity / epsilon</text:p>
      <text:p text:style-name="P110"><text:s text:c="4"/>noise = np.random.laplace(0, scale, size=predictions.shape)</text:p>
      <text:p text:style-name="P111"><text:s text:c="4"/>return predictions + noise</text:p>
      <text:p text:style-name="P112"/>
      <text:p text:style-name="P113"># Make predictions with the Gaussian Process model</text:p>
      <text:p text:style-name="P114">X_pred = np.linspace(0, 10, 1000).reshape(-1, 1)</text:p>
      <text:p text:style-name="P115">y_pred, sigma = gp.predict(X_pred, return_std=True)</text:p>
      <text:p text:style-name="P116"/>
      <text:p text:style-name="P117"># Apply Laplace noise for differential privacy</text:p>
      <text:p text:style-name="P118">epsilon = 0.1 <text:s/># Privacy budget</text:p>
      <text:p text:style-name="P119">y_pred_noisy = add_laplace_noise(y_pred, epsilon)</text:p>
      <text:p text:style-name="P120"/>
      <text:p text:style-name="P121"># Plot the true and noisy predictions</text:p>
      <text:p text:style-name="P122">plt.plot(X, y, 'or')</text:p>
      <text:p text:style-name="P123">plt.plot(X_pred, y_pred, label="True predictions")</text:p>
      <text:p text:style-name="P124">plt.plot(X_pred, y_pred_noisy, label="Noisy predictions (DP)", linestyle="--")</text:p>
      <text:p text:style-name="P125">plt.fill_between(X_pred.ravel(), y_pred - 1.96 * sigma, y_pred + 1.96 * sigma, alpha=0.2)</text:p>
      <text:p text:style-name="P126">plt.legend()</text:p>
      <text:p text:style-name="P127">plt.show()</text:p>
      <text:h text:style-name="P128" text:outline-level="3">Explanation of the Code:</text:h>
      <text:list text:style-name="LFO3" text:continue-numbering="true">
        <text:list-item>
          <text:p text:style-name="P129"><text:span text:style-name="T130">Gaussian Process Model</text:span><text:span text:style-name="T131">: The Gaussian Process (</text:span><text:span text:style-name="T132">GaussianProcessRegressor</text:span><text:span text:style-name="T133">) is trained on some data (in this case, data generated from<text:s/></text:span><text:span text:style-name="T134">np.sin(X)</text:span><text:span text:style-name="T135">).</text:span></text:p>
        </text:list-item>
        <text:list-item>
          <text:p text:style-name="P136"><text:span text:style-name="T137">Laplace Noise Addition</text:span><text:span text:style-name="T138">: The<text:s/></text:span><text:span text:style-name="T139">add_laplace_noise</text:span><text:span text:style-name="T140"><text:s/>function adds noise to the predictions according to the<text:s/></text:span><text:span text:style-name="T141">Laplace distribution</text:span><text:span text:style-name="T142">, which is commonly used to achieve differential privacy.</text:span></text:p>
        </text:list-item>
        <text:list-item>
          <text:p text:style-name="P143"><text:span text:style-name="T144">Privacy Budget (ε)</text:span><text:span text:style-name="T145">: The amount of noise added is determined by the<text:s/></text:span><text:span text:style-name="T146">privacy budget</text:span><text:span text:style-name="T147"><text:s/>(</text:span><text:span text:style-name="T148">ε</text:span><text:span text:style-name="T149">). Smaller values of<text:s/></text:span><text:span text:style-name="T150">ε</text:span><text:span text:style-name="T151"><text:s/>result in stronger privacy guarantees but also more noise in the predictions.</text:span></text:p>
        </text:list-item>
      </text:list>
      <text:h text:style-name="P152" text:outline-level="3">Key Considerations:</text:h>
      <text:list text:style-name="LFO4" text:continue-numbering="true">
        <text:list-item>
          <text:p text:style-name="P153"><text:span text:style-name="T154">Privacy vs. Utility Tradeoff</text:span><text:span text:style-name="T155">: The amount of noise added depends on the<text:s/></text:span><text:span text:style-name="T156">privacy budget</text:span><text:span text:style-name="T157"><text:s/>(</text:span><text:span text:style-name="T158">ε</text:span><text:span text:style-name="T159">). A smaller value of<text:s/></text:span><text:span text:style-name="T160">ε</text:span><text:span text:style-name="T161"><text:s/>provides stronger privacy but degrades the quality of the model's predictions. This is a fundamental tradeoff between privacy and utility.</text:span></text:p>
        </text:list-item>
        <text:list-item>
          <text:p text:style-name="P162"><text:span text:style-name="T163">Differential Privacy in Banking</text:span><text:span text:style-name="T164">: In banking applications, this approach could be used to ensure that predictions (e.g., credit scores, fraud detection models, loan recommendations) do not reveal sensitive customer data. For example, adding noise to model predictions based on historical customer data ensures that no single customer’s data has too much influence on the result.</text:span></text:p>
        </text:list-item>
        <text:list-item>
          <text:p text:style-name="P165"><text:span text:style-name="T166">Adapting to More Complex Data</text:span><text:span text:style-name="T167">: For more complex data (such as multiple features, time-series data, or high-dimensional datasets), the kernel can be extended, and noise can be applied to both the kernel and the output.</text:span></text:p>
        </text:list-item>
      </text:list>
      <text:h text:style-name="P168" text:outline-level="3">Summary:</text:h>
      <text:list text:style-name="LFO5" text:continue-numbering="true">
        <text:list-item>
          <text:p text:style-name="P169"><text:span text:style-name="T170">Gaussian Processes</text:span><text:span text:style-name="T171"><text:s/>(GPs) are flexible models used for regression and classification tasks.</text:span></text:p>
        </text:list-item>
        <text:list-item>
          <text:p text:style-name="P172"><text:span text:style-name="T173">Differential Privacy</text:span><text:span text:style-name="T174"><text:s/>can be applied to Gaussian Processes by adding noise to the data, predictions, or kernel.</text:span></text:p>
        </text:list-item>
        <text:list-item>
          <text:p text:style-name="P175"><text:span text:style-name="T176">The<text:s/></text:span><text:span text:style-name="T177">Laplace mechanism</text:span><text:span text:style-name="T178"><text:s/>is commonly used to add noise in a way that ensures differential privacy while maintaining a balance between privacy and model utility.</text:span></text:p>
        </text:list-item>
        <text:list-item>
          <text:p text:style-name="P179"><text:span text:style-name="T180">This can be applied in<text:s/></text:span><text:span text:style-name="T181">banking apps</text:span><text:span text:style-name="T182"><text:s/>for tasks like predicting customer behaviors or creating recommendation systems while ensuring the privacy of individual customer data.</text:span></text:p>
        </text:list-item>
      </text:list>
      <text:p text:style-name="P183">This is a simplified approach, and further research is needed to handle the more complex aspects of Gaussian Processes and Differential Privacy in real-world applications, especially in the banking sector.</text:p>
      <text:h text:style-name="P184" text:outline-level="5">You said:</text:h>
      <text:p text:style-name="P185">could you combine this area with performance testing banking apps</text:p>
      <text:h text:style-name="P186" text:outline-level="6">ChatGPT said:</text:h>
      <text:p text:style-name="P187">ChatGPT</text:p>
      <text:p text:style-name="P188"><text:span text:style-name="T189">Yes, you can combine<text:s/></text:span><text:span text:style-name="T190">Differential Privacy (DP)</text:span><text:span text:style-name="T191"><text:s/>using<text:s/></text:span><text:span text:style-name="T192">Gaussian Processes (GP)</text:span><text:span text:style-name="T193"><text:s/>with<text:s/></text:span><text:span text:style-name="T194">performance testing</text:span><text:span text:style-name="T195"><text:s/>in the context of<text:s/></text:span><text:span text:style-name="T196">banking applications</text:span><text:span text:style-name="T197">. This approach can ensure that<text:s/></text:span><text:span text:style-name="T198">performance tests</text:span><text:span text:style-name="T199"><text:s/>on a banking application are both efficient and secure, without revealing sensitive user data during the testing process. Below, I'll outline how you can integrate these concepts into a coherent strategy.</text:span></text:p>
      <text:h text:style-name="P200" text:outline-level="3">1. Performance Testing in Banking Apps</text:h>
      <text:p text:style-name="P201"><text:span text:style-name="T202">In the context of<text:s/></text:span><text:span text:style-name="T203">banking applications</text:span><text:span text:style-name="T204">, performance testing typically involves assessing how well the system handles large volumes of transactions, user requests, or computational workloads (e.g., fraud detection, credit scoring, or loan approval processes). Performance testing focuses on:</text:span></text:p>
      <text:list text:style-name="LFO6" text:continue-numbering="true">
        <text:list-item>
          <text:p text:style-name="P205"><text:span text:style-name="T206">Load Testing</text:span><text:span text:style-name="T207">: Checking how the system performs under high load (e.g., many simultaneous transactions or user requests).</text:span></text:p>
        </text:list-item>
        <text:list-item>
          <text:p text:style-name="P208"><text:span text:style-name="T209">Stress Testing</text:span><text:span text:style-name="T210">: Determining the system's breaking point under extreme load conditions.</text:span></text:p>
        </text:list-item>
        <text:list-item>
          <text:p text:style-name="P211"><text:span text:style-name="T212">Scalability Testing</text:span><text:span text:style-name="T213">: Verifying that the system can scale to handle increased loads over time.</text:span></text:p>
        </text:list-item>
        <text:list-item>
          <text:p text:style-name="P214"><text:span text:style-name="T215">Latency Testing</text:span><text:span text:style-name="T216">: Ensuring the application responds in an acceptable time frame for users.</text:span></text:p>
        </text:list-item>
      </text:list>
      <text:p text:style-name="P217"><text:span text:style-name="T218">When dealing with<text:s/></text:span><text:span text:style-name="T219">sensitive data</text:span><text:span text:style-name="T220">, especially in banking applications, you want to make sure that performance testing doesn't expose private or sensitive information.</text:span></text:p>
      <text:h text:style-name="P221" text:outline-level="3">2. Differential Privacy for Secure Performance Testing</text:h>
      <text:p text:style-name="P222"><text:span text:style-name="T223">In performance testing for banking applications, you may want to assess the system's ability to process and predict outcomes without compromising the<text:s/></text:span><text:span text:style-name="T224">privacy</text:span><text:span text:style-name="T225"><text:s/>of individual users.<text:s/></text:span><text:span text:style-name="T226">Differential Privacy</text:span><text:span text:style-name="T227"><text:s/>can be applied to ensure that the testing does not reveal any private data.</text:span></text:p>
      <text:p text:style-name="P228"><text:span text:style-name="T229">For example, while testing the performance of a fraud detection system, the system might be trained on transaction data (which is sensitive). Instead of exposing individual transactions or accounts, you can add<text:s/></text:span><text:span text:style-name="T230">noise</text:span><text:span text:style-name="T231"><text:s/>to the data or predictions, preserving privacy while still allowing for accurate performance testing.</text:span></text:p>
      <text:h text:style-name="P232" text:outline-level="4">Why Use Differential Privacy in Performance Testing?</text:h>
      <text:list text:style-name="LFO7" text:continue-numbering="true">
        <text:list-item>
          <text:p text:style-name="P233"><text:span text:style-name="T234">Realistic Test Data</text:span><text:span text:style-name="T235">: You may need to simulate real banking data during performance testing (e.g., large datasets of user transactions). Differential privacy ensures that sensitive information (like individual transaction details) is protected while still allowing realistic testing.</text:span></text:p>
        </text:list-item>
        <text:list-item>
          <text:p text:style-name="P236"><text:span text:style-name="T237">Test Outcomes with Privacy Protection</text:span><text:span text:style-name="T238">: You can test the application's predictions (e.g., credit score predictions, fraud detection results) while ensuring no sensitive information leaks in the process.</text:span></text:p>
        </text:list-item>
        <text:list-item>
          <text:p text:style-name="P239"><text:span text:style-name="T240">Privacy Assurance</text:span><text:span text:style-name="T241">: It allows you to test performance with privacy guarantees that align with regulatory requirements (e.g., GDPR, CCPA).</text:span></text:p>
        </text:list-item>
      </text:list>
      <text:h text:style-name="P242" text:outline-level="3">3. How to Integrate Differential Privacy with Performance Testing</text:h>
      <text:p text:style-name="P243"><text:span text:style-name="T244">You can integrate<text:s/></text:span><text:span text:style-name="T245">Gaussian Processes (GP)</text:span><text:span text:style-name="T246"><text:s/>with<text:s/></text:span><text:span text:style-name="T247">Differential Privacy</text:span><text:span text:style-name="T248"><text:s/>and<text:s/></text:span><text:span text:style-name="T249">Performance Testing</text:span><text:span text:style-name="T250"><text:s/>in a<text:s/></text:span><text:span text:style-name="T251">banking application</text:span><text:span text:style-name="T252"><text:s/>as follows:</text:span></text:p>
      <text:list text:style-name="LFO8" text:continue-numbering="true">
        <text:list-item>
          <text:p text:style-name="P253"><text:span text:style-name="T254">Set Up Differential Privacy in Your Test Environment</text:span><text:span text:style-name="T255">:</text:span></text:p>
          <text:list text:continue-numbering="true">
            <text:list-item>
              <text:p text:style-name="P256"><text:span text:style-name="T257">When generating synthetic test data for performance testing, ensure that the data is<text:s/></text:span><text:span text:style-name="T258">differentially private</text:span><text:span text:style-name="T259"><text:s/>by introducing noise (e.g., Laplace or Gaussian noise).</text:span></text:p>
            </text:list-item>
            <text:list-item>
              <text:p text:style-name="P260"><text:span text:style-name="T261">Apply differential privacy to<text:s/></text:span><text:span text:style-name="T262">model predictions</text:span><text:span text:style-name="T263"><text:s/>or<text:s/></text:span><text:span text:style-name="T264">user interactions</text:span><text:span text:style-name="T265"><text:s/>in the app.</text:span></text:p>
            </text:list-item>
            <text:list-item>
              <text:p text:style-name="P266">For example, when simulating credit score predictions, add noise to the predicted scores to ensure privacy.</text:p>
            </text:list-item>
          </text:list>
        </text:list-item>
        <text:list-item>
          <text:p text:style-name="P267"><text:span text:style-name="T268">Simulate User Transactions</text:span><text:span text:style-name="T269">:</text:span></text:p>
          <text:list text:continue-numbering="true">
            <text:list-item>
              <text:p text:style-name="P270">You can use Gaussian Process models to simulate transactions and interactions, including fraud detection, loan processing, and credit scoring.</text:p>
            </text:list-item>
            <text:list-item>
              <text:p text:style-name="P271"><text:span text:style-name="T272">For each simulated transaction or interaction, add<text:s/></text:span><text:span text:style-name="T273">Laplace noise</text:span><text:span text:style-name="T274"><text:s/>or<text:s/></text:span><text:span text:style-name="T275">Gaussian noise</text:span><text:span text:style-name="T276"><text:s/>to prevent the leakage of sensitive information about the individual user.</text:span></text:p>
            </text:list-item>
          </text:list>
        </text:list-item>
        <text:list-item>
          <text:p text:style-name="P277"><text:span text:style-name="T278">Performance Test with Differential Privacy</text:span><text:span text:style-name="T279">:</text:span></text:p>
          <text:list text:continue-numbering="true">
            <text:list-item>
              <text:p text:style-name="P280">Run performance tests (e.g., load, stress, scalability tests) while ensuring that the data being processed and the results being generated respect the differential privacy framework.</text:p>
            </text:list-item>
            <text:list-item>
              <text:p text:style-name="P281">For example, test the ability of the application to handle hundreds of fraud detection requests where the inputs (transaction details) are differentially private and the outputs (fraud detection decisions) also have noise added.</text:p>
            </text:list-item>
          </text:list>
        </text:list-item>
        <text:list-item>
          <text:p text:style-name="P282"><text:span text:style-name="T283">Monitoring Performance under Privacy Constraints</text:span><text:span text:style-name="T284">:</text:span></text:p>
          <text:list text:continue-numbering="true">
            <text:list-item>
              <text:p text:style-name="P285">Assess how the system performs when differential privacy mechanisms are applied. Are the application’s resources (CPU, memory, bandwidth) being impacted by the noise added for privacy?</text:p>
            </text:list-item>
            <text:list-item>
              <text:p text:style-name="P286">For example, performance tests might show how much the accuracy of fraud detection declines due to noise, and whether the system can handle the added computational overhead.</text:p>
            </text:list-item>
          </text:list>
        </text:list-item>
        <text:list-item>
          <text:p text:style-name="P287"><text:span text:style-name="T288">Evaluate Tradeoffs between Privacy and Performance</text:span><text:span text:style-name="T289">:</text:span></text:p>
          <text:list text:continue-numbering="true">
            <text:list-item>
              <text:p text:style-name="P290"><text:span text:style-name="T291">Measure the<text:s/></text:span><text:span text:style-name="T292">impact of privacy noise</text:span><text:span text:style-name="T293"><text:s/>on system performance. For instance, adding noise might slow down predictions or increase memory usage. Performance testing should reveal whether the system can still handle the desired load while maintaining privacy.</text:span></text:p>
            </text:list-item>
            <text:list-item>
              <text:p text:style-name="P294"><text:span text:style-name="T295">Use<text:s/></text:span><text:span text:style-name="T296">performance metrics</text:span><text:span text:style-name="T297"><text:s/>to understand how the introduction of differential privacy (and noise) affects the system. Some common metrics:</text:span></text:p>
              <text:list text:continue-numbering="true">
                <text:list-item>
                  <text:p text:style-name="P298"><text:span text:style-name="T299">Latency</text:span><text:span text:style-name="T300">: Time taken to process each request while ensuring differential privacy.</text:span></text:p>
                </text:list-item>
                <text:list-item>
                  <text:p text:style-name="P301"><text:span text:style-name="T302">Throughput</text:span><text:span text:style-name="T303">: How many requests can the system handle per second when processing private data with differential privacy?</text:span></text:p>
                </text:list-item>
                <text:list-item>
                  <text:p text:style-name="P304"><text:span text:style-name="T305">Resource Utilization</text:span><text:span text:style-name="T306">: How much CPU, memory, and other resources are used by privacy-preserving mechanisms?</text:span></text:p>
                </text:list-item>
              </text:list>
            </text:list-item>
          </text:list>
        </text:list-item>
        <text:list-item>
          <text:p text:style-name="P307"><text:span text:style-name="T308">Evaluate Impact on Model Accuracy and Privacy</text:span><text:span text:style-name="T309">:</text:span></text:p>
          <text:list text:continue-numbering="true">
            <text:list-item>
              <text:p text:style-name="P310"><text:span text:style-name="T311">Test the<text:s/></text:span><text:span text:style-name="T312">accuracy</text:span><text:span text:style-name="T313"><text:s/>of the system's predictions (e.g., fraud detection, credit scoring) when differential privacy mechanisms are in place.</text:span></text:p>
            </text:list-item>
            <text:list-item>
              <text:p text:style-name="P314"><text:span text:style-name="T315">Ensure that<text:s/></text:span><text:span text:style-name="T316">privacy</text:span><text:span text:style-name="T317"><text:s/>is preserved (using the ε-differential privacy measure) while minimizing the loss of accuracy in the model predictions.</text:span></text:p>
            </text:list-item>
          </text:list>
        </text:list-item>
      </text:list>
      <text:h text:style-name="P318" text:outline-level="3">4. Example: Differential Privacy with Gaussian Process in Performance Testing</text:h>
      <text:p text:style-name="P319">Here's an example workflow that demonstrates how you might implement differential privacy using Gaussian Processes during performance testing in a banking app, specifically for predicting loan approval or fraud detection:</text:p>
      <text:h text:style-name="P320" text:outline-level="4">Simulate Banking Data with Differential Privacy:</text:h>
      <text:p text:style-name="P321">python</text:p>
      <text:p text:style-name="P322">Copy code</text:p>
      <text:p text:style-name="P323">import numpy as np</text:p>
      <text:p text:style-name="P324">import matplotlib.pyplot as plt</text:p>
      <text:p text:style-name="P325">from sklearn.gaussian_process import GaussianProcessRegressor</text:p>
      <text:p text:style-name="P326">from sklearn.gaussian_process.kernels import RBF, ConstantKernel as C</text:p>
      <text:p text:style-name="P327">import os</text:p>
      <text:p text:style-name="P328"/>
      <text:p text:style-name="P329"># Simulate banking data: Loan application with sensitive features</text:p>
      <text:p text:style-name="P330">X = np.array([[1], [3], [5], [7], [8]]) <text:s/># Example: Applicant income, age, etc.</text:p>
      <text:p text:style-name="P331">y = np.array([0, 1, 0, 1, 0]) <text:s/># Example: 0 = loan denied, 1 = loan approved</text:p>
      <text:p text:style-name="P332"/>
      <text:p text:style-name="P333"># Differential privacy parameters</text:p>
      <text:p text:style-name="P334">epsilon = 0.1 <text:s/># Privacy budget for Laplace noise</text:p>
      <text:p text:style-name="P335">sensitivity = 1.0 <text:s/># Sensitivity of the model (could be adjusted for more complex features)</text:p>
      <text:p text:style-name="P336"/>
      <text:p text:style-name="P337"># Define the kernel for the GP</text:p>
      <text:p text:style-name="P338">kernel = C(1.0, (1e-4, 1e1)) * RBF(1, (1e-4, 1e1))</text:p>
      <text:p text:style-name="P339"/>
      <text:p text:style-name="P340"># Create the Gaussian Process model</text:p>
      <text:p text:style-name="P341">gp = GaussianProcessRegressor(kernel=kernel, n_restarts_optimizer=10, alpha=1e-2)</text:p>
      <text:p text:style-name="P342"/>
      <text:p text:style-name="P343"># Fit the Gaussian Process model on the data (simulating banking app training)</text:p>
      <text:p text:style-name="P344">gp.fit(X, y)</text:p>
      <text:p text:style-name="P345"/>
      <text:p text:style-name="P346"># Predict the loan approval for new data (simulated performance testing)</text:p>
      <text:p text:style-name="P347">X_test = np.linspace(0, 10, 100).reshape(-1, 1)</text:p>
      <text:p text:style-name="P348">y_pred, sigma = gp.predict(X_test, return_std=True)</text:p>
      <text:p text:style-name="P349"/>
      <text:p text:style-name="P350"># Add Laplace noise to the predictions to ensure differential privacy</text:p>
      <text:p text:style-name="P351">def add_laplace_noise(predictions, epsilon, sensitivity=1.0):</text:p>
      <text:p text:style-name="P352"><text:s text:c="4"/>scale = sensitivity / epsilon</text:p>
      <text:p text:style-name="P353"><text:s text:c="4"/>noise = np.random.laplace(0, scale, size=predictions.shape)</text:p>
      <text:p text:style-name="P354"><text:s text:c="4"/>return predictions + noise</text:p>
      <text:p text:style-name="P355"/>
      <text:p text:style-name="P356">y_pred_noisy = add_laplace_noise(y_pred, epsilon)</text:p>
      <text:p text:style-name="P357"/>
      <text:p text:style-name="P358"># Plot the true vs noisy predictions</text:p>
      <text:p text:style-name="P359">plt.plot(X_test, y_pred, label="True Predictions (Loan Approval)")</text:p>
      <text:p text:style-name="P360">plt.plot(X_test, y_pred_noisy, label="Noisy Predictions (DP)", linestyle="--")</text:p>
      <text:p text:style-name="P361">plt.legend()</text:p>
      <text:p text:style-name="P362">plt.show()</text:p>
      <text:h text:style-name="P363" text:outline-level="4">Performance Test:</text:h>
      <text:list text:style-name="LFO9" text:continue-numbering="true">
        <text:list-item>
          <text:p text:style-name="P364"><text:span text:style-name="T365">Run Load Testing</text:span><text:span text:style-name="T366">: Simulate large numbers of loan approval or fraud detection requests, but ensure the inputs and outputs are noisy to protect privacy.</text:span></text:p>
        </text:list-item>
        <text:list-item>
          <text:p text:style-name="P367"><text:span text:style-name="T368">Assess Scalability</text:span><text:span text:style-name="T369">: Test how the system performs when scaled up, maintaining differential privacy.</text:span></text:p>
        </text:list-item>
        <text:list-item>
          <text:p text:style-name="P370"><text:span text:style-name="T371">Evaluate Latency</text:span><text:span text:style-name="T372">: Measure if adding differential privacy (e.g., Laplace noise) impacts the latency of loan processing or fraud detection.</text:span></text:p>
        </text:list-item>
      </text:list>
      <text:h text:style-name="P373" text:outline-level="3">5. Summary and Key Takeaways:</text:h>
      <text:list text:style-name="LFO10" text:continue-numbering="true">
        <text:list-item>
          <text:p text:style-name="P374"><text:span text:style-name="T375">Performance Testing</text:span><text:span text:style-name="T376"><text:s/>in banking apps can be combined with<text:s/></text:span><text:span text:style-name="T377">Differential Privacy</text:span><text:span text:style-name="T378"><text:s/>to ensure that sensitive customer information is protected while still testing the application’s performance under various load conditions.</text:span></text:p>
        </text:list-item>
        <text:list-item>
          <text:p text:style-name="P379"><text:span text:style-name="T380">Gaussian Processes</text:span><text:span text:style-name="T381"><text:s/>can be used to model and simulate real-world banking scenarios, such as loan approval, fraud detection, and other predictive analytics tasks.</text:span></text:p>
        </text:list-item>
        <text:list-item>
          <text:p text:style-name="P382"><text:span text:style-name="T383">Laplace noise</text:span><text:span text:style-name="T384"><text:s/>can be added to model predictions to enforce differential privacy, allowing the system to operate while safeguarding sensitive information.</text:span></text:p>
        </text:list-item>
        <text:list-item>
          <text:p text:style-name="P385"><text:span text:style-name="T386">Key metrics</text:span><text:span text:style-name="T387"><text:s/>to assess during the testing include<text:s/></text:span><text:span text:style-name="T388">latency, throughput, and resource usage</text:span><text:span text:style-name="T389">, as well as the tradeoff between<text:s/></text:span><text:span text:style-name="T390">privacy and utility</text:span><text:span text:style-name="T391"><text:s/>of the system.</text:span></text:p>
        </text:list-item>
      </text:list>
      <text:p text:style-name="P392">By integrating differential privacy with performance testing in banking apps, you ensure that privacy is maintained while evaluating the application's ability to scale and perform under load.</text:p>
      <text:h text:style-name="P393" text:outline-level="5">You said:</text:h>
      <text:p text:style-name="P394">is there a way to use Gaussian process in performance testing<text:s/></text:p>
      <text:h text:style-name="P395" text:outline-level="6">ChatGPT said:</text:h>
      <text:p text:style-name="P396">ChatGPT</text:p>
      <text:p text:style-name="P397"><text:span text:style-name="T398">Yes,<text:s/></text:span><text:span text:style-name="T399">Gaussian Processes (GP)</text:span><text:span text:style-name="T400"><text:s/>can be leveraged in<text:s/></text:span><text:span text:style-name="T401">performance testing</text:span><text:span text:style-name="T402">, although it is typically not the most conventional use case. However, you can use GPs in performance testing to model complex system behaviors, optimize performance parameters, and simulate or predict the system's response under various conditions. Below, I'll outline a few ways in which Gaussian Processes could be useful in performance testing, especially for complex systems like banking applications.</text:span></text:p>
      <text:h text:style-name="P403" text:outline-level="3">1. Gaussian Processes for Performance Prediction and Modeling</text:h>
      <text:p text:style-name="P404"><text:span text:style-name="T405">A key aspect of performance testing is predicting how a system will perform under different conditions (e.g., different loads, different configurations, varying user behavior). Gaussian Processes, due to their non-parametric nature and ability to model uncertainty, are particularly suited for these tasks. They can be used to<text:s/></text:span><text:span text:style-name="T406">model the performance metrics</text:span><text:span text:style-name="T407"><text:s/>(such as latency, throughput, and resource utilization) as functions of different input parameters.</text:span></text:p>
      <text:h text:style-name="P408" text:outline-level="4">Use Case:</text:h>
      <text:p text:style-name="P409">For example, in a banking application, you might want to predict how the system's response time will change based on various factors, such as:</text:p>
      <text:list text:style-name="LFO11" text:continue-numbering="true">
        <text:list-item>
          <text:p text:style-name="P410"><text:span text:style-name="T411">Number of concurrent users</text:span></text:p>
        </text:list-item>
        <text:list-item>
          <text:p text:style-name="P412"><text:span text:style-name="T413">Transaction complexity</text:span></text:p>
        </text:list-item>
        <text:list-item>
          <text:p text:style-name="P414"><text:span text:style-name="T415">Size of the database</text:span></text:p>
        </text:list-item>
      </text:list>
      <text:p text:style-name="P416">Gaussian Processes can be used to model this relationship and make predictions about system performance without needing a large amount of data, which is often helpful in performance testing when you want to test rare or extreme scenarios.</text:p>
      <text:h text:style-name="P417" text:outline-level="3">2. Optimizing Performance Testing Parameters</text:h>
      <text:p text:style-name="P418"><text:span text:style-name="T419">Gaussian Processes can be used in an<text:s/></text:span><text:span text:style-name="T420">optimization</text:span><text:span text:style-name="T421"><text:s/>loop to help find the best set of input parameters (e.g., system configuration, hardware, or software tuning) for optimal performance. This is useful for<text:s/></text:span><text:span text:style-name="T422">automated performance tuning</text:span><text:span text:style-name="T423"><text:s/>in complex systems.</text:span></text:p>
      <text:h text:style-name="P424" text:outline-level="4">Example:</text:h>
      <text:list text:style-name="LFO12" text:continue-numbering="true">
        <text:list-item>
          <text:p text:style-name="P425"><text:span text:style-name="T426">Hyperparameter Tuning</text:span><text:span text:style-name="T427">: In banking applications, certain performance-critical components (e.g., fraud detection, risk analysis, transaction processing) may require hyperparameters like caching duration, the number of concurrent threads, or database indexing methods. A Gaussian Process can model the relationship between these parameters and performance metrics (like throughput or latency), and help identify the optimal settings.</text:span></text:p>
        </text:list-item>
        <text:list-item>
          <text:p text:style-name="P428"><text:span text:style-name="T429">Adaptive Testing</text:span><text:span text:style-name="T430">: By observing performance metrics over time and adjusting testing parameters dynamically, you can use a GP to predict how changes in the system configuration will affect performance, allowing you to perform more intelligent performance testing.</text:span></text:p>
        </text:list-item>
      </text:list>
      <text:h text:style-name="P431" text:outline-level="3">3. Simulating Load and Predicting System Behavior</text:h>
      <text:p text:style-name="P432"><text:span text:style-name="T433">In performance testing, especially<text:s/></text:span><text:span text:style-name="T434">stress testing</text:span><text:span text:style-name="T435">, it's useful to simulate different types of user behavior, such as bursts of high load, and measure how the system reacts. A<text:s/></text:span><text:span text:style-name="T436">Gaussian Process</text:span><text:span text:style-name="T437"><text:s/>can help simulate such scenarios by predicting system behavior (e.g., resource consumption, request response time) under different conditions.</text:span></text:p>
      <text:p text:style-name="P438">For example, you can:</text:p>
      <text:list text:style-name="LFO13" text:continue-numbering="true">
        <text:list-item>
          <text:p text:style-name="P439"><text:span text:style-name="T440">Simulate varying loads</text:span><text:span text:style-name="T441">: Use a GP to simulate the behavior of the system under different loads and predict the<text:s/></text:span><text:span text:style-name="T442">response time</text:span><text:span text:style-name="T443"><text:s/>or<text:s/></text:span><text:span text:style-name="T444">latency</text:span><text:span text:style-name="T445"><text:s/>under extreme load conditions.</text:span></text:p>
        </text:list-item>
        <text:list-item>
          <text:p text:style-name="P446"><text:span text:style-name="T447">Predict system degradation</text:span><text:span text:style-name="T448">: GPs can predict how system performance degrades as load increases, helping you understand bottlenecks and identify areas for optimization.</text:span></text:p>
        </text:list-item>
      </text:list>
      <text:h text:style-name="P449" text:outline-level="3">4. Handling Uncertainty in Performance Testing</text:h>
      <text:p text:style-name="P450"><text:span text:style-name="T451">In real-world performance testing scenarios, there is always<text:s/></text:span><text:span text:style-name="T452">uncertainty</text:span><text:span text:style-name="T453"><text:s/>about the system's response due to factors like network variability, hardware performance fluctuations, or user behavior. Gaussian Processes can help account for this uncertainty by modeling performance as a<text:s/></text:span><text:span text:style-name="T454">probabilistic distribution</text:span><text:span text:style-name="T455">.</text:span></text:p>
      <text:h text:style-name="P456" text:outline-level="4">Example:</text:h>
      <text:list text:style-name="LFO14" text:continue-numbering="true">
        <text:list-item>
          <text:p text:style-name="P457"><text:span text:style-name="T458">When testing a fraud detection system, you may not have exact knowledge about the system’s performance under varying loads and inputs. GPs can model the performance metrics as distributions, allowing you to quantify uncertainty in the system’s behavior (e.g., latency or throughput) and use this information to<text:s/></text:span><text:span text:style-name="T459">optimize and predict performance</text:span><text:span text:style-name="T460"><text:s/>more effectively.</text:span></text:p>
        </text:list-item>
      </text:list>
      <text:h text:style-name="P461" text:outline-level="3">5. Application of Gaussian Processes in Performance Test Automation</text:h>
      <text:p text:style-name="P462">You can automate the process of performance testing using Gaussian Processes by:</text:p>
      <text:list text:style-name="LFO15" text:continue-numbering="true">
        <text:list-item>
          <text:p text:style-name="P463"><text:span text:style-name="T464">Defining a Performance Metric</text:span><text:span text:style-name="T465">: A performance metric (like<text:s/></text:span><text:span text:style-name="T466">response time</text:span><text:span text:style-name="T467"><text:s/>for a loan approval system or<text:s/></text:span><text:span text:style-name="T468">throughput</text:span><text:span text:style-name="T469"><text:s/>for fraud detection) can be modeled using Gaussian Processes as a function of various system parameters.</text:span></text:p>
        </text:list-item>
        <text:list-item>
          <text:p text:style-name="P470"><text:span text:style-name="T471">Designing Test Scenarios</text:span><text:span text:style-name="T472">: Using a GP, you can<text:s/></text:span><text:span text:style-name="T473">predict</text:span><text:span text:style-name="T474"><text:s/>performance under different load scenarios and design your test cases accordingly.</text:span></text:p>
        </text:list-item>
        <text:list-item>
          <text:p text:style-name="P475"><text:span text:style-name="T476">Optimization</text:span><text:span text:style-name="T477">: Use a GP-based model to identify the most efficient configuration for your system to handle peak traffic with the lowest latency.</text:span></text:p>
        </text:list-item>
      </text:list>
      <text:h text:style-name="P478" text:outline-level="3">Example: Using Gaussian Process for Performance Prediction in Banking App</text:h>
      <text:p text:style-name="P479"><text:span text:style-name="T480">Let’s consider a banking app where we are testing the<text:s/></text:span><text:span text:style-name="T481">loan approval</text:span><text:span text:style-name="T482"><text:s/>system’s response time. You might want to test how the response time changes as the number of concurrent users or transactions increases. Here's how you can use a Gaussian Process to model and predict this relationship.</text:span></text:p>
      <text:p text:style-name="P483">python</text:p>
      <text:p text:style-name="P484">Copy code</text:p>
      <text:p text:style-name="P485">import numpy as np</text:p>
      <text:p text:style-name="P486">import matplotlib.pyplot as plt</text:p>
      <text:p text:style-name="P487">from sklearn.gaussian_process import GaussianProcessRegressor</text:p>
      <text:p text:style-name="P488">from sklearn.gaussian_process.kernels import RBF, ConstantKernel as C</text:p>
      <text:p text:style-name="P489"/>
      <text:p text:style-name="P490"># Simulate some performance data: Number of users vs. response time</text:p>
      <text:p text:style-name="P491"># X is the number of concurrent users (load)</text:p>
      <text:p text:style-name="P492"># y is the response time (milliseconds)</text:p>
      <text:p text:style-name="P493">X = np.array([[1], [2], [3], [4], [5], [6], [7], [8], [9], [10]])</text:p>
      <text:p text:style-name="P494">y = np.array([100, 110, 115, 130, 140, 160, 180, 200, 220, 250]) <text:s/># Response times in ms</text:p>
      <text:p text:style-name="P495"/>
      <text:p text:style-name="P496"># Define the kernel for the Gaussian Process</text:p>
      <text:p text:style-name="P497">kernel = C(1.0, (1e-4, 1e1)) * RBF(1, (1e-4, 1e1))</text:p>
      <text:p text:style-name="P498"/>
      <text:p text:style-name="P499"># Create and fit the GaussianProcessRegressor</text:p>
      <text:p text:style-name="P500">gp = GaussianProcessRegressor(kernel=kernel, n_restarts_optimizer=10, alpha=1e-2)</text:p>
      <text:p text:style-name="P501">gp.fit(X, y)</text:p>
      <text:p text:style-name="P502"/>
      <text:p text:style-name="P503"># Test with new values (simulate more users)</text:p>
      <text:p text:style-name="P504">X_test = np.linspace(0, 15, 100).reshape(-1, 1) <text:s/># Simulate up to 15 users</text:p>
      <text:p text:style-name="P505">y_pred, sigma = gp.predict(X_test, return_std=True)</text:p>
      <text:p text:style-name="P506"/>
      <text:p text:style-name="P507"># Plot the true data and GP prediction</text:p>
      <text:p text:style-name="P508">plt.figure(figsize=(10, 6))</text:p>
      <text:p text:style-name="P509">plt.plot(X, y, 'or', label='Observed Data')</text:p>
      <text:p text:style-name="P510">plt.plot(X_test, y_pred, label='GP Prediction')</text:p>
      <text:p text:style-name="P511">plt.fill_between(X_test.ravel(), y_pred - 1.96 * sigma, y_pred + 1.96 * sigma, alpha=0.2, label='Uncertainty')</text:p>
      <text:p text:style-name="P512"/>
      <text:p text:style-name="P513">plt.title('Gaussian Process for Performance Prediction')</text:p>
      <text:p text:style-name="P514">plt.xlabel('Number of Concurrent Users')</text:p>
      <text:p text:style-name="P515">plt.ylabel('Response Time (ms)')</text:p>
      <text:p text:style-name="P516">plt.legend()</text:p>
      <text:p text:style-name="P517">plt.show()</text:p>
      <text:h text:style-name="P518" text:outline-level="3">Explanation of the Example:</text:h>
      <text:list text:style-name="LFO16" text:continue-numbering="true">
        <text:list-item>
          <text:p text:style-name="P519"><text:span text:style-name="T520">Data Setup</text:span><text:span text:style-name="T521">: We simulate response times (y) for a banking app’s loan approval system under different levels of load (X, the number of concurrent users).</text:span></text:p>
        </text:list-item>
        <text:list-item>
          <text:p text:style-name="P522"><text:span text:style-name="T523">GP Model</text:span><text:span text:style-name="T524">: We use a<text:s/></text:span><text:span text:style-name="T525">Gaussian Process Regressor</text:span><text:span text:style-name="T526"><text:s/>to model the relationship between the number of users and response time.</text:span></text:p>
        </text:list-item>
        <text:list-item>
          <text:p text:style-name="P527"><text:span text:style-name="T528">Prediction and Uncertainty</text:span><text:span text:style-name="T529">: After training the GP model on the data, we predict the response time for a wider range of users, while also quantifying uncertainty using the<text:s/></text:span><text:span text:style-name="T530">standard deviation</text:span><text:span text:style-name="T531"><text:s/>(represented as the shaded region in the plot).</text:span></text:p>
        </text:list-item>
      </text:list>
      <text:h text:style-name="P532" text:outline-level="3">Key Advantages:</text:h>
      <text:list text:style-name="LFO17" text:continue-numbering="true">
        <text:list-item>
          <text:p text:style-name="P533"><text:span text:style-name="T534">Uncertainty Modeling</text:span><text:span text:style-name="T535">: The Gaussian Process model provides a confidence interval (the shaded area), which is important for performance testing because real-world performance can be uncertain.</text:span></text:p>
        </text:list-item>
        <text:list-item>
          <text:p text:style-name="P536"><text:span text:style-name="T537">Scalability Prediction</text:span><text:span text:style-name="T538">: You can use the model to predict how your system will scale as load increases, helping you to anticipate bottlenecks.</text:span></text:p>
        </text:list-item>
        <text:list-item>
          <text:p text:style-name="P539"><text:span text:style-name="T540">Automated Performance Tuning</text:span><text:span text:style-name="T541">: Use the GP to model system performance and find the optimal configuration or system settings automatically.</text:span></text:p>
        </text:list-item>
      </text:list>
      <text:h text:style-name="P542" text:outline-level="3">Summary of Benefits in Performance Testing:</text:h>
      <text:list text:style-name="LFO18" text:continue-numbering="true">
        <text:list-item>
          <text:p text:style-name="P543"><text:span text:style-name="T544">System Behavior Prediction</text:span><text:span text:style-name="T545">: Use Gaussian Processes to predict how performance (like response time, latency, and throughput) will behave under different load conditions.</text:span></text:p>
        </text:list-item>
        <text:list-item>
          <text:p text:style-name="P546"><text:span text:style-name="T547">Uncertainty Quantification</text:span><text:span text:style-name="T548">: Incorporate uncertainty into performance predictions, which is crucial for testing in real-world, variable environments.</text:span></text:p>
        </text:list-item>
        <text:list-item>
          <text:p text:style-name="P549"><text:span text:style-name="T550">Optimizing Test Parameters</text:span><text:span text:style-name="T551">: Use Gaussian Processes for<text:s/></text:span><text:span text:style-name="T552">test optimization</text:span><text:span text:style-name="T553"><text:s/>and identify the most impactful system parameters.</text:span></text:p>
        </text:list-item>
        <text:list-item>
          <text:p text:style-name="P554"><text:span text:style-name="T555">Scalable Performance Testing</text:span><text:span text:style-name="T556">: Simulate and test how the system behaves as the scale (e.g., number of users or transaction volume) increases.</text:span></text:p>
        </text:list-item>
      </text:list>
      <text:p text:style-name="P557"><text:span text:style-name="T558">In summary,<text:s/></text:span><text:span text:style-name="T559">Gaussian Processes</text:span><text:span text:style-name="T560"><text:s/>can be a powerful tool for<text:s/></text:span><text:span text:style-name="T561">predicting, modeling, and optimizing</text:span><text:span text:style-name="T562"><text:s/>performance during load testing, stress testing, or scalability testing in complex systems like banking applications. The ability to handle uncertainty and provide confidence intervals is particularly useful for realistic and effective performance testing.</text:span></text:p>
      <text:h text:style-name="P563" text:outline-level="5">You said:</text:h>
      <text:p text:style-name="P564">could you use Gaussian process to control requests per second based on service latency and train the model to adjust locust virtual users efficiently so as to not exhaust the service and find the ideal throughput the system can maintain for long durations ?</text:p>
      <text:h text:style-name="P565" text:outline-level="6">ChatGPT said:</text:h>
      <text:p text:style-name="P566">ChatGPT</text:p>
      <text:p text:style-name="P567"><text:span text:style-name="T568">Yes, you can use a<text:s/></text:span><text:span text:style-name="T569">Gaussian Process (GP)</text:span><text:span text:style-name="T570"><text:s/>to control the<text:s/></text:span><text:span text:style-name="T571">requests per second (RPS)</text:span><text:span text:style-name="T572"><text:s/>and adjust the number of virtual users in<text:s/></text:span><text:span text:style-name="T573">Locust</text:span><text:span text:style-name="T574"><text:s/>(a load testing tool) based on the observed<text:s/></text:span><text:span text:style-name="T575">service latency</text:span><text:span text:style-name="T576">. The goal is to efficiently adjust the number of<text:s/></text:span><text:span text:style-name="T577">virtual users (VUs)</text:span><text:span text:style-name="T578"><text:s/>to maintain optimal throughput while preventing the system from being exhausted or overwhelmed.</text:span></text:p>
      <text:h text:style-name="P579" text:outline-level="3">Problem Outline</text:h>
      <text:p text:style-name="P580"><text:span text:style-name="T581">The basic idea is to train a<text:s/></text:span><text:span text:style-name="T582">Gaussian Process</text:span><text:span text:style-name="T583"><text:s/>to model the relationship between the<text:s/></text:span><text:span text:style-name="T584">number of virtual users</text:span><text:span text:style-name="T585"><text:s/>(or requests per second) and the<text:s/></text:span><text:span text:style-name="T586">latency</text:span><text:span text:style-name="T587"><text:s/>of the system. Once you have this model, you can use it to<text:s/></text:span><text:span text:style-name="T588">predict optimal throughput</text:span><text:span text:style-name="T589"><text:s/>and adjust the number of virtual users to maintain a<text:s/></text:span><text:span text:style-name="T590">balanced load</text:span><text:span text:style-name="T591">, ensuring the system doesn't become unresponsive or overloaded while maintaining<text:s/></text:span><text:span text:style-name="T592">ideal throughput</text:span><text:span text:style-name="T593"><text:s/>over extended periods of time.</text:span></text:p>
      <text:h text:style-name="P594" text:outline-level="3">Key Steps in the Approach</text:h>
      <text:list text:style-name="LFO19" text:continue-numbering="true">
        <text:list-item>
          <text:p text:style-name="P595"><text:span text:style-name="T596">Gather Performance Data</text:span><text:span text:style-name="T597">:</text:span></text:p>
          <text:list text:continue-numbering="true">
            <text:list-item>
              <text:p text:style-name="P598"><text:span text:style-name="T599">Measure<text:s/></text:span><text:span text:style-name="T600">service latency</text:span><text:span text:style-name="T601"><text:s/>under different<text:s/></text:span><text:span text:style-name="T602">request loads</text:span><text:span text:style-name="T603"><text:s/>(number of virtual users and requests per second).</text:span></text:p>
            </text:list-item>
            <text:list-item>
              <text:p text:style-name="P604"><text:span text:style-name="T605">This data will be used to train the<text:s/></text:span><text:span text:style-name="T606">Gaussian Process</text:span><text:span text:style-name="T607"><text:s/>model.</text:span></text:p>
            </text:list-item>
          </text:list>
        </text:list-item>
        <text:list-item>
          <text:p text:style-name="P608"><text:span text:style-name="T609">Train the Gaussian Process</text:span><text:span text:style-name="T610">:</text:span></text:p>
          <text:list text:continue-numbering="true">
            <text:list-item>
              <text:p text:style-name="P611">Use the collected data (latency vs. virtual users and RPS) to train the GP model, which will learn the system's performance characteristics.</text:p>
            </text:list-item>
          </text:list>
        </text:list-item>
        <text:list-item>
          <text:p text:style-name="P612"><text:span text:style-name="T613">Predict Optimal Virtual Users (VU) / Requests Per Second (RPS)</text:span><text:span text:style-name="T614">:</text:span></text:p>
          <text:list text:continue-numbering="true">
            <text:list-item>
              <text:p text:style-name="P615"><text:span text:style-name="T616">After training the GP model, you can use it to predict the number of<text:s/></text:span><text:span text:style-name="T617">virtual users</text:span><text:span text:style-name="T618"><text:s/>that should be simulated to maintain a desired latency and throughput.</text:span></text:p>
            </text:list-item>
          </text:list>
        </text:list-item>
        <text:list-item>
          <text:p text:style-name="P619"><text:span text:style-name="T620">Adjust Virtual Users Dynamically</text:span><text:span text:style-name="T621">:</text:span></text:p>
          <text:list text:continue-numbering="true">
            <text:list-item>
              <text:p text:style-name="P622"><text:span text:style-name="T623">Based on the predictions from the GP, dynamically adjust the number of virtual users to maintain an<text:s/></text:span><text:span text:style-name="T624">optimal throughput</text:span><text:span text:style-name="T625"><text:s/>(ideal RPS) while avoiding system overload.</text:span></text:p>
            </text:list-item>
          </text:list>
        </text:list-item>
        <text:list-item>
          <text:p text:style-name="P626"><text:span text:style-name="T627">Monitor and Update the GP Model</text:span><text:span text:style-name="T628">:</text:span></text:p>
          <text:list text:continue-numbering="true">
            <text:list-item>
              <text:p text:style-name="P629">As the test progresses, continuously gather performance data (latency, RPS) and update the GP model to adapt to changing system conditions or performance degradation over time.</text:p>
            </text:list-item>
          </text:list>
        </text:list-item>
      </text:list>
      <text:h text:style-name="P630" text:outline-level="3">Step-by-Step Approach</text:h>
      <text:h text:style-name="P631" text:outline-level="4">1. Simulate Performance Data (Training Data)</text:h>
      <text:p text:style-name="P632">Before building and training a Gaussian Process, you'll need to collect performance data. Here’s how you can gather data in a test:</text:p>
      <text:list text:style-name="LFO20" text:continue-numbering="true">
        <text:list-item>
          <text:p text:style-name="P633"><text:span text:style-name="T634">Start with a small number of virtual users (say, 10 users) and measure<text:s/></text:span><text:span text:style-name="T635">latency</text:span><text:span text:style-name="T636"><text:s/>(response time) and<text:s/></text:span><text:span text:style-name="T637">requests per second (RPS)</text:span><text:span text:style-name="T638">.</text:span></text:p>
        </text:list-item>
        <text:list-item>
          <text:p text:style-name="P639">Increase the number of virtual users progressively (e.g., 10, 20, 30, 40, 50).</text:p>
        </text:list-item>
        <text:list-item>
          <text:p text:style-name="P640">For each configuration (number of virtual users), record the latency and RPS values.</text:p>
        </text:list-item>
      </text:list>
      <text:h text:style-name="P641" text:outline-level="4">2. Train a Gaussian Process Model</text:h>
      <text:p text:style-name="P642"><text:span text:style-name="T643">Once you have the data, you can train the Gaussian Process. The goal is to model the relationship between the<text:s/></text:span><text:span text:style-name="T644">number of virtual users</text:span><text:span text:style-name="T645"><text:s/>and the<text:s/></text:span><text:span text:style-name="T646">latency</text:span><text:span text:style-name="T647">.</text:span></text:p>
      <text:p text:style-name="P648">Here’s a code snippet to illustrate this process:</text:p>
      <text:p text:style-name="P649">python</text:p>
      <text:p text:style-name="P650">Copy code</text:p>
      <text:p text:style-name="P651">import numpy as np</text:p>
      <text:p text:style-name="P652">import matplotlib.pyplot as plt</text:p>
      <text:p text:style-name="P653">from sklearn.gaussian_process import GaussianProcessRegressor</text:p>
      <text:p text:style-name="P654">from sklearn.gaussian_process.kernels import RBF, ConstantKernel as C</text:p>
      <text:p text:style-name="P655"/>
      <text:p text:style-name="P656"># Simulated performance data (number of virtual users vs latency in milliseconds)</text:p>
      <text:p text:style-name="P657"># X represents the number of virtual users</text:p>
      <text:p text:style-name="P658"># y represents the latency measured for each number of virtual users</text:p>
      <text:p text:style-name="P659">X = np.array([[10], [20], [30], [40], [50], [60], [70], [80], [90], [100]]) <text:s/># Virtual users</text:p>
      <text:p text:style-name="P660">y = np.array([100, 120, 150, 180, 210, 240, 280, 320, 360, 400]) <text:s/># Latency in ms</text:p>
      <text:p text:style-name="P661"/>
      <text:p text:style-name="P662"># Define the kernel for the Gaussian Process</text:p>
      <text:p text:style-name="P663">kernel = C(1.0, (1e-4, 1e1)) * RBF(1, (1e-4, 1e1))</text:p>
      <text:p text:style-name="P664"/>
      <text:p text:style-name="P665"># Create and fit the GaussianProcessRegressor</text:p>
      <text:p text:style-name="P666">gp = GaussianProcessRegressor(kernel=kernel, n_restarts_optimizer=10, alpha=1e-2)</text:p>
      <text:p text:style-name="P667">gp.fit(X, y)</text:p>
      <text:p text:style-name="P668"/>
      <text:p text:style-name="P669"># Predict latency for a wider range of virtual users (simulate more VUs)</text:p>
      <text:p text:style-name="P670">X_test = np.linspace(0, 150, 100).reshape(-1, 1) <text:s/># Test with up to 150 VUs</text:p>
      <text:p text:style-name="P671">y_pred, sigma = gp.predict(X_test, return_std=True)</text:p>
      <text:p text:style-name="P672"/>
      <text:p text:style-name="P673"># Plot the true data and GP prediction</text:p>
      <text:p text:style-name="P674">plt.figure(figsize=(10, 6))</text:p>
      <text:p text:style-name="P675">plt.plot(X, y, 'or', label='Observed Latency Data')</text:p>
      <text:p text:style-name="P676">plt.plot(X_test, y_pred, label='GP Prediction')</text:p>
      <text:p text:style-name="P677">plt.fill_between(X_test.ravel(), y_pred - 1.96 * sigma, y_pred + 1.96 * sigma, alpha=0.2, label='Uncertainty')</text:p>
      <text:p text:style-name="P678"/>
      <text:p text:style-name="P679">plt.title('Gaussian Process Model for Latency Prediction')</text:p>
      <text:p text:style-name="P680">plt.xlabel('Number of Virtual Users')</text:p>
      <text:p text:style-name="P681">plt.ylabel('Latency (ms)')</text:p>
      <text:p text:style-name="P682">plt.legend()</text:p>
      <text:p text:style-name="P683">plt.show()</text:p>
      <text:h text:style-name="P684" text:outline-level="3">3. Using the GP to Adjust Virtual Users</text:h>
      <text:p text:style-name="P685"><text:span text:style-name="T686">Once the model is trained, you can use it to predict the<text:s/></text:span><text:span text:style-name="T687">optimal number of virtual users</text:span><text:span text:style-name="T688"><text:s/>(VUs) or<text:s/></text:span><text:span text:style-name="T689">requests per second</text:span><text:span text:style-name="T690"><text:s/>(RPS) for a given latency threshold or desired throughput.</text:span></text:p>
      <text:p text:style-name="P691"><text:span text:style-name="T692">For example, if you want to keep latency below 200ms, you can predict the<text:s/></text:span><text:span text:style-name="T693">maximum number of virtual users</text:span><text:span text:style-name="T694"><text:s/>that keeps latency within acceptable bounds.</text:span></text:p>
      <text:p text:style-name="P695">python</text:p>
      <text:p text:style-name="P696">Copy code</text:p>
      <text:p text:style-name="P697"># Set a desired latency threshold (e.g., 200ms)</text:p>
      <text:p text:style-name="P698">desired_latency = 200</text:p>
      <text:p text:style-name="P699"/>
      <text:p text:style-name="P700"># Find the number of virtual users corresponding to this latency threshold</text:p>
      <text:p text:style-name="P701">optimal_vus = X_test[np.abs(y_pred - desired_latency).argmin()]</text:p>
      <text:p text:style-name="P702">print(f"Optimal Virtual Users for latency {desired_latency} ms: {optimal_vus[0]}")</text:p>
      <text:h text:style-name="P703" text:outline-level="3">4. Integration with Locust for Dynamic Load Adjustment</text:h>
      <text:p text:style-name="P704"><text:span text:style-name="T705">After training the Gaussian Process and having a model that predicts the number of virtual users for a desired latency, you can integrate it with<text:s/></text:span><text:span text:style-name="T706">Locust</text:span><text:span text:style-name="T707"><text:s/>for dynamic load testing. In this integration:</text:span></text:p>
      <text:list text:style-name="LFO21" text:continue-numbering="true">
        <text:list-item>
          <text:p text:style-name="P708"><text:span text:style-name="T709">Locust</text:span><text:span text:style-name="T710"><text:s/>will simulate virtual users based on the GP predictions.</text:span></text:p>
        </text:list-item>
        <text:list-item>
          <text:p text:style-name="P711"><text:span text:style-name="T712">Adjustments</text:span><text:span text:style-name="T713"><text:s/>can be made dynamically during the test based on real-time feedback from the GP model (e.g., latency and throughput).</text:span></text:p>
        </text:list-item>
      </text:list>
      <text:p text:style-name="P714"><text:span text:style-name="T715">Here’s an example of how you can adjust the<text:s/></text:span><text:span text:style-name="T716">number of virtual users</text:span><text:span text:style-name="T717"><text:s/>dynamically in Locust using GP predictions:</text:span></text:p>
      <text:p text:style-name="P718">python</text:p>
      <text:p text:style-name="P719">Copy code</text:p>
      <text:p text:style-name="P720">from locust import HttpUser, task, between</text:p>
      <text:p text:style-name="P721">import random</text:p>
      <text:p text:style-name="P722">import time</text:p>
      <text:p text:style-name="P723"/>
      <text:p text:style-name="P724">class GPLoadTest(HttpUser):</text:p>
      <text:p text:style-name="P725"><text:s text:c="4"/>wait_time = between(1, 3)</text:p>
      <text:p text:style-name="P726"><text:s text:c="4"/></text:p>
      <text:p text:style-name="P727"><text:s text:c="4"/># Assume you have trained your Gaussian Process model `gp`</text:p>
      <text:p text:style-name="P728"><text:s text:c="4"/>def on_start(self):</text:p>
      <text:p text:style-name="P729"><text:s text:c="8"/># Set initial values</text:p>
      <text:p text:style-name="P730"><text:s text:c="8"/>self.virtual_users = 50 <text:s/># Start with 50 virtual users</text:p>
      <text:p text:style-name="P731"><text:s text:c="8"/>self.target_latency = 200 <text:s/># Set target latency in ms</text:p>
      <text:p text:style-name="P732"/>
      <text:p text:style-name="P733"><text:s text:c="4"/>@task</text:p>
      <text:p text:style-name="P734"><text:s text:c="4"/>def load_test(self):</text:p>
      <text:p text:style-name="P735"><text:s text:c="8"/># Make a request to the system and measure the latency</text:p>
      <text:p text:style-name="P736"><text:s text:c="8"/>response = self.client.get("/api/loan-approval") <text:s/># Example endpoint</text:p>
      <text:p text:style-name="P737"><text:s text:c="8"/>latency = response.elapsed.total_seconds() * 1000 <text:s/># Latency in ms</text:p>
      <text:p text:style-name="P738"/>
      <text:p text:style-name="P739"><text:s text:c="8"/># If the latency exceeds the target latency, adjust the virtual users dynamically</text:p>
      <text:p text:style-name="P740"><text:s text:c="8"/>if latency &gt; self.target_latency:</text:p>
      <text:p text:style-name="P741"><text:s text:c="12"/># Use Gaussian Process model to predict the number of VUs to maintain optimal performance</text:p>
      <text:p text:style-name="P742"><text:s text:c="12"/>optimal_vus = self.predict_optimal_vus(latency)</text:p>
      <text:p text:style-name="P743"><text:s text:c="12"/>print(f"Adjusting virtual users to {optimal_vus}")</text:p>
      <text:p text:style-name="P744"><text:s text:c="12"/>self.virtual_users = optimal_vus</text:p>
      <text:p text:style-name="P745"/>
      <text:p text:style-name="P746"><text:s text:c="4"/>def predict_optimal_vus(self, current_latency):</text:p>
      <text:p text:style-name="P747"><text:s text:c="8"/># Here, you would use your GP model to predict the optimal number of virtual users</text:p>
      <text:p text:style-name="P748"><text:s text:c="8"/># For simplicity, assume we have trained our GP model as described earlier</text:p>
      <text:p text:style-name="P749"><text:s text:c="8"/>optimal_vus = X_test[np.abs(y_pred - self.target_latency).argmin()][0]</text:p>
      <text:p text:style-name="P750"><text:s text:c="8"/>return optimal_vus</text:p>
      <text:h text:style-name="P751" text:outline-level="3">5. Monitoring Long Durations for Ideal Throughput</text:h>
      <text:p text:style-name="P752"><text:span text:style-name="T753">During long-duration tests, the<text:s/></text:span><text:span text:style-name="T754">Gaussian Process</text:span><text:span text:style-name="T755"><text:s/>model can continuously predict the<text:s/></text:span><text:span text:style-name="T756">optimal virtual users</text:span><text:span text:style-name="T757"><text:s/>based on observed<text:s/></text:span><text:span text:style-name="T758">latency trends</text:span><text:span text:style-name="T759">. By continually adjusting the virtual users based on the model’s predictions, you can ensure that the system operates at<text:s/></text:span><text:span text:style-name="T760">optimal throughput</text:span><text:span text:style-name="T761"><text:s/>without becoming overloaded.</text:span></text:p>
      <text:list text:style-name="LFO22" text:continue-numbering="true">
        <text:list-item>
          <text:p text:style-name="P762">Track performance metrics over time (e.g., response time, throughput, resource usage).</text:p>
        </text:list-item>
        <text:list-item>
          <text:p text:style-name="P763">Use the Gaussian Process to adjust the load (virtual users or RPS) in real-time to maintain a balance between throughput and latency.</text:p>
        </text:list-item>
      </text:list>
      <text:h text:style-name="P764" text:outline-level="3">6. Summary of the Approach</text:h>
      <text:list text:style-name="LFO23" text:continue-numbering="true">
        <text:list-item>
          <text:p text:style-name="P765"><text:span text:style-name="T766">Train the Gaussian Process</text:span><text:span text:style-name="T767">: Collect performance data (latency vs. virtual users or RPS) and use it to train a GP model.</text:span></text:p>
        </text:list-item>
        <text:list-item>
          <text:p text:style-name="P768"><text:span text:style-name="T769">Predict Optimal Virtual Users</text:span><text:span text:style-name="T770">: Use the GP model to predict the optimal number of virtual users to maintain a desired latency threshold or throughput.</text:span></text:p>
        </text:list-item>
        <text:list-item>
          <text:p text:style-name="P771"><text:span text:style-name="T772">Dynamic Load Adjustment</text:span><text:span text:style-name="T773">: Integrate the GP model into your load testing framework (e.g., Locust) to adjust the number of virtual users dynamically during the test to optimize performance and avoid system overload.</text:span></text:p>
        </text:list-item>
        <text:list-item>
          <text:p text:style-name="P774"><text:span text:style-name="T775">Long-Duration Testing</text:span><text:span text:style-name="T776">: Monitor the performance metrics continuously and adjust the load based on the GP model’s predictions to find the ideal throughput the system can handle over long durations.</text:span></text:p>
        </text:list-item>
      </text:list>
      <text:p text:style-name="P777"><text:span text:style-name="T778">By using<text:s/></text:span><text:span text:style-name="T779">Gaussian Processes</text:span><text:span text:style-name="T780"><text:s/>in this way, you can make more informed decisions about how to<text:s/></text:span><text:span text:style-name="T781">scale virtual users dynamically</text:span><text:span text:style-name="T782">, ensuring that you achieve<text:s/></text:span><text:span text:style-name="T783">optimal system performance</text:span><text:span text:style-name="T784"><text:s/>during<text:s/></text:span><text:span text:style-name="T785">load and stress testing</text:span><text:span text:style-name="T786">, without overwhelming the service.</text:span></text:p>
      <text:h text:style-name="P787" text:outline-level="5">You said:</text:h>
      <text:p text:style-name="P788">and could you also experiment how an adversarial attack can use private information to attack using re-identification, and use this information to tell how private the GP is keeping the information for performance testing the service</text:p>
      <text:h text:style-name="P789" text:outline-level="6">ChatGPT said:</text:h>
      <text:p text:style-name="P790">ChatGPT</text:p>
      <text:p text:style-name="P791"><text:span text:style-name="T792">Yes, you can indeed experiment with how an<text:s/></text:span><text:span text:style-name="T793">adversarial attack</text:span><text:span text:style-name="T794"><text:s/>might use<text:s/></text:span><text:span text:style-name="T795">private information</text:span><text:span text:style-name="T796"><text:s/>in combination with a<text:s/></text:span><text:span text:style-name="T797">Gaussian Process (GP)</text:span><text:span text:style-name="T798"><text:s/>for re-identification. The goal here is to simulate how an adversary might exploit publicly available performance data (such as the output of a load test) and potentially<text:s/></text:span><text:span text:style-name="T799">re-identify</text:span><text:span text:style-name="T800"><text:s/>sensitive information about the system’s users or internal characteristics. This approach could help assess the<text:s/></text:span><text:span text:style-name="T801">privacy risks</text:span><text:span text:style-name="T802"><text:s/>inherent in the performance testing process.</text:span></text:p>
      <text:p text:style-name="P803"><text:span text:style-name="T804">The idea is to see how much<text:s/></text:span><text:span text:style-name="T805">private information</text:span><text:span text:style-name="T806"><text:s/>(e.g., data about individual users, system components, or behaviors) could be inferred from performance data generated during load testing. By experimenting with adversarial models, you can assess whether a<text:s/></text:span><text:span text:style-name="T807">Gaussian Process</text:span><text:span text:style-name="T808"><text:s/>(used to model performance) leaks any sensitive or private information about the system being tested.</text:span></text:p>
      <text:h text:style-name="P809" text:outline-level="3">Step-by-Step Experiment Design:</text:h>
      <text:h text:style-name="P810" text:outline-level="3">1. Understanding Adversarial Attacks on Performance Data</text:h>
      <text:p text:style-name="P811"><text:span text:style-name="T812">Adversarial attacks typically rely on<text:s/></text:span><text:span text:style-name="T813">re-identification</text:span><text:span text:style-name="T814"><text:s/>techniques, where an adversary tries to link performance data (e.g., response times, throughput) to specific entities or behaviors. In the context of<text:s/></text:span><text:span text:style-name="T815">banking applications</text:span><text:span text:style-name="T816">, an adversary might try to identify:</text:span></text:p>
      <text:list text:style-name="LFO24" text:continue-numbering="true">
        <text:list-item>
          <text:p text:style-name="P817">Specific users or customer data from performance metrics.</text:p>
        </text:list-item>
        <text:list-item>
          <text:p text:style-name="P818">The behavior of specific components (e.g., fraud detection or transaction processing).</text:p>
        </text:list-item>
        <text:list-item>
          <text:p text:style-name="P819">Identify relationships between system performance and private data like transaction history or user profiles.</text:p>
        </text:list-item>
      </text:list>
      <text:p text:style-name="P820"><text:span text:style-name="T821">By modeling how an adversary might use<text:s/></text:span><text:span text:style-name="T822">Gaussian Process-based performance models</text:span><text:span text:style-name="T823">, we can determine the<text:s/></text:span><text:span text:style-name="T824">risk of re-identification</text:span><text:span text:style-name="T825"><text:s/>based on<text:s/></text:span><text:span text:style-name="T826">performance metrics</text:span><text:span text:style-name="T827">.</text:span></text:p>
      <text:h text:style-name="P828" text:outline-level="3">2. Simulating Adversarial Attack on Performance Data</text:h>
      <text:p text:style-name="P829"><text:span text:style-name="T830">We can simulate an<text:s/></text:span><text:span text:style-name="T831">adversarial attack</text:span><text:span text:style-name="T832"><text:s/>in the following way:</text:span></text:p>
      <text:list text:style-name="LFO25" text:continue-numbering="true">
        <text:list-item>
          <text:p text:style-name="P833"><text:span text:style-name="T834">Gaussian Process Model</text:span><text:span text:style-name="T835">: The attacker may have access to the performance data modeled by a Gaussian Process. This model can be used to simulate how system performance (e.g., latency) changes under different load conditions.</text:span></text:p>
        </text:list-item>
        <text:list-item>
          <text:p text:style-name="P836"><text:span text:style-name="T837">Re-identification</text:span><text:span text:style-name="T838">: The attacker might try to reverse-engineer the<text:s/></text:span><text:span text:style-name="T839">input parameters</text:span><text:span text:style-name="T840"><text:s/>(e.g., number of virtual users, transaction complexity) that led to specific observed performance characteristics (e.g., response time).</text:span></text:p>
        </text:list-item>
        <text:list-item>
          <text:p text:style-name="P841"><text:span text:style-name="T842">The idea is to use<text:s/></text:span><text:span text:style-name="T843">machine learning techniques</text:span><text:span text:style-name="T844"><text:s/>(such as adversarial models or regression) to see if the adversary can use publicly available performance data to infer<text:s/></text:span><text:span text:style-name="T845">sensitive information</text:span><text:span text:style-name="T846">.</text:span></text:p>
        </text:list-item>
      </text:list>
      <text:h text:style-name="P847" text:outline-level="3">3. The Adversarial Setup: Re-identification Risk from GP Models</text:h>
      <text:list text:style-name="LFO26" text:continue-numbering="true">
        <text:list-item>
          <text:p text:style-name="P848"><text:span text:style-name="T849">Private Information Leakage Risk</text:span><text:span text:style-name="T850">:</text:span></text:p>
          <text:list text:continue-numbering="true">
            <text:list-item>
              <text:p text:style-name="P851"><text:span text:style-name="T852">Scenario</text:span><text:span text:style-name="T853">: An adversary has access to<text:s/></text:span><text:span text:style-name="T854">latency data</text:span><text:span text:style-name="T855"><text:s/>and other performance metrics, but not the underlying sensitive information (e.g., user profiles, transaction details). However, by modeling these performance metrics using a<text:s/></text:span><text:span text:style-name="T856">Gaussian Process</text:span><text:span text:style-name="T857">, the adversary might infer certain relationships that could allow them to identify private data or system parameters.</text:span></text:p>
            </text:list-item>
          </text:list>
        </text:list-item>
        <text:list-item>
          <text:p text:style-name="P858"><text:span text:style-name="T859">Adversarial Machine Learning</text:span><text:span text:style-name="T860">:</text:span></text:p>
          <text:list text:continue-numbering="true">
            <text:list-item>
              <text:p text:style-name="P861"><text:span text:style-name="T862">You can simulate the adversarial model as a<text:s/></text:span><text:span text:style-name="T863">re-identification model</text:span><text:span text:style-name="T864"><text:s/>that tries to predict the<text:s/></text:span><text:span text:style-name="T865">user information</text:span><text:span text:style-name="T866"><text:s/>(or system characteristics) based on<text:s/></text:span><text:span text:style-name="T867">observed performance metrics</text:span><text:span text:style-name="T868"><text:s/>(e.g., latency or throughput).</text:span></text:p>
            </text:list-item>
            <text:list-item>
              <text:p text:style-name="P869"><text:span text:style-name="T870">The adversary will try to exploit<text:s/></text:span><text:span text:style-name="T871">patterns</text:span><text:span text:style-name="T872"><text:s/>in the observed performance data to infer underlying<text:s/></text:span><text:span text:style-name="T873">private system configurations</text:span><text:span text:style-name="T874">.</text:span></text:p>
            </text:list-item>
          </text:list>
        </text:list-item>
        <text:list-item>
          <text:p text:style-name="P875"><text:span text:style-name="T876">Evaluation of Privacy Protection</text:span><text:span text:style-name="T877">:</text:span></text:p>
          <text:list text:continue-numbering="true">
            <text:list-item>
              <text:p text:style-name="P878"><text:span text:style-name="T879">After the adversarial attack, you can evaluate how well the<text:s/></text:span><text:span text:style-name="T880">Gaussian Process</text:span><text:span text:style-name="T881"><text:s/>is preserving privacy. This can be done by measuring how much of the<text:s/></text:span><text:span text:style-name="T882">sensitive information</text:span><text:span text:style-name="T883"><text:s/>(e.g., user IDs, transaction data) the adversary could correctly infer.</text:span></text:p>
            </text:list-item>
            <text:list-item>
              <text:p text:style-name="P884"><text:span text:style-name="T885">A<text:s/></text:span><text:span text:style-name="T886">low re-identification accuracy</text:span><text:span text:style-name="T887"><text:s/>indicates good privacy protection, while<text:s/></text:span><text:span text:style-name="T888">high accuracy</text:span><text:span text:style-name="T889"><text:s/>suggests that the performance model leaks too much private information.</text:span></text:p>
            </text:list-item>
          </text:list>
        </text:list-item>
      </text:list>
      <text:h text:style-name="P890" text:outline-level="3">4. Modeling the Adversarial Attack</text:h>
      <text:p text:style-name="P891"><text:span text:style-name="T892">For this simulation, we can assume that the adversary has access to the<text:s/></text:span><text:span text:style-name="T893">Gaussian Process</text:span><text:span text:style-name="T894"><text:s/>model (i.e., the public performance data) and tries to<text:s/></text:span><text:span text:style-name="T895">predict</text:span><text:span text:style-name="T896"><text:s/>sensitive information.</text:span></text:p>
      <text:p text:style-name="P897">Here’s an outline of the adversarial model:</text:p>
      <text:h text:style-name="P898" text:outline-level="4">a. Step 1: Simulate Gaussian Process Performance Data</text:h>
      <text:p text:style-name="P899"><text:span text:style-name="T900">We’ll simulate some performance data that an attacker might use. This data might represent the<text:s/></text:span><text:span text:style-name="T901">latency</text:span><text:span text:style-name="T902"><text:s/>or<text:s/></text:span><text:span text:style-name="T903">response time</text:span><text:span text:style-name="T904"><text:s/>based on the<text:s/></text:span><text:span text:style-name="T905">number of virtual users</text:span><text:span text:style-name="T906"><text:s/>or<text:s/></text:span><text:span text:style-name="T907">transaction complexity</text:span><text:span text:style-name="T908">.</text:span></text:p>
      <text:p text:style-name="P909">python</text:p>
      <text:p text:style-name="P910">Copy code</text:p>
      <text:p text:style-name="P911">import numpy as np</text:p>
      <text:p text:style-name="P912">from sklearn.gaussian_process import GaussianProcessRegressor</text:p>
      <text:p text:style-name="P913">from sklearn.gaussian_process.kernels import RBF, ConstantKernel as C</text:p>
      <text:p text:style-name="P914">import matplotlib.pyplot as plt</text:p>
      <text:p text:style-name="P915"/>
      <text:p text:style-name="P916"># Simulate performance data</text:p>
      <text:p text:style-name="P917">X = np.array([[1], [2], [3], [4], [5], [6], [7], [8], [9], [10]]) <text:s/># Number of virtual users</text:p>
      <text:p text:style-name="P918">y = np.array([100, 110, 120, 140, 160, 180, 210, 230, 250, 280]) <text:s/># Latency in ms</text:p>
      <text:p text:style-name="P919"/>
      <text:p text:style-name="P920"># Define the kernel for the Gaussian Process</text:p>
      <text:p text:style-name="P921">kernel = C(1.0, (1e-4, 1e1)) * RBF(1, (1e-4, 1e1))</text:p>
      <text:p text:style-name="P922"/>
      <text:p text:style-name="P923"># Create and fit the GP model</text:p>
      <text:p text:style-name="P924">gp = GaussianProcessRegressor(kernel=kernel, n_restarts_optimizer=10, alpha=1e-2)</text:p>
      <text:p text:style-name="P925">gp.fit(X, y)</text:p>
      <text:p text:style-name="P926"/>
      <text:p text:style-name="P927"># Make predictions for a wider range of virtual users</text:p>
      <text:p text:style-name="P928">X_test = np.linspace(0, 15, 100).reshape(-1, 1) <text:s/># Virtual users range</text:p>
      <text:p text:style-name="P929">y_pred, sigma = gp.predict(X_test, return_std=True)</text:p>
      <text:p text:style-name="P930"/>
      <text:p text:style-name="P931"># Plot the GP prediction</text:p>
      <text:p text:style-name="P932">plt.figure(figsize=(10, 6))</text:p>
      <text:p text:style-name="P933">plt.plot(X, y, 'or', label='Observed Data')</text:p>
      <text:p text:style-name="P934">plt.plot(X_test, y_pred, label='GP Prediction')</text:p>
      <text:p text:style-name="P935">plt.fill_between(X_test.ravel(), y_pred - 1.96 * sigma, y_pred + 1.96 * sigma, alpha=0.2, label='Uncertainty')</text:p>
      <text:p text:style-name="P936">plt.xlabel('Number of Virtual Users')</text:p>
      <text:p text:style-name="P937">plt.ylabel('Latency (ms)')</text:p>
      <text:p text:style-name="P938">plt.legend()</text:p>
      <text:p text:style-name="P939">plt.show()</text:p>
      <text:h text:style-name="P940" text:outline-level="4">b. Step 2: Adversarial Model for Re-identification</text:h>
      <text:p text:style-name="P941"><text:span text:style-name="T942">Next, we will simulate an adversarial model that tries to<text:s/></text:span><text:span text:style-name="T943">re-identify the system configuration</text:span><text:span text:style-name="T944"><text:s/>(e.g., the number of virtual users) based on the<text:s/></text:span><text:span text:style-name="T945">latency values</text:span><text:span text:style-name="T946"><text:s/>observed from the<text:s/></text:span><text:span text:style-name="T947">GP model</text:span><text:span text:style-name="T948">.</text:span></text:p>
      <text:p text:style-name="P949"><text:span text:style-name="T950">Here’s how an adversary might use a<text:s/></text:span><text:span text:style-name="T951">regression model</text:span><text:span text:style-name="T952"><text:s/>to perform re-identification, trying to predict the<text:s/></text:span><text:span text:style-name="T953">number of virtual users</text:span><text:span text:style-name="T954"><text:s/>from the observed<text:s/></text:span><text:span text:style-name="T955">latency</text:span><text:span text:style-name="T956">:</text:span></text:p>
      <text:p text:style-name="P957">python</text:p>
      <text:p text:style-name="P958">Copy code</text:p>
      <text:p text:style-name="P959">from sklearn.linear_model import LinearRegression</text:p>
      <text:p text:style-name="P960"/>
      <text:p text:style-name="P961"># Adversarial Model: Trying to predict the number of virtual users from latency</text:p>
      <text:p text:style-name="P962">X_adversarial = y.reshape(-1, 1) <text:s/># Latency as the feature</text:p>
      <text:p text:style-name="P963">y_adversarial = X.reshape(-1) <text:s text:c="4"/># Number of virtual users as the target</text:p>
      <text:p text:style-name="P964"/>
      <text:p text:style-name="P965"># Train an adversarial model (a simple linear regression here)</text:p>
      <text:p text:style-name="P966">adversarial_model = LinearRegression()</text:p>
      <text:p text:style-name="P967">adversarial_model.fit(X_adversarial, y_adversarial)</text:p>
      <text:p text:style-name="P968"/>
      <text:p text:style-name="P969"># Test the adversarial model on some new data</text:p>
      <text:p text:style-name="P970">predicted_vus = adversarial_model.predict(y_pred.reshape(-1, 1))</text:p>
      <text:p text:style-name="P971"/>
      <text:p text:style-name="P972"># Plot the predicted virtual users vs. true virtual users</text:p>
      <text:p text:style-name="P973">plt.figure(figsize=(10, 6))</text:p>
      <text:p text:style-name="P974">plt.plot(X_test, predicted_vus, label="Adversarial Prediction")</text:p>
      <text:p text:style-name="P975">plt.xlabel('Predicted Virtual Users')</text:p>
      <text:p text:style-name="P976">plt.ylabel('Number of Virtual Users')</text:p>
      <text:p text:style-name="P977">plt.title('Adversarial Model Re-identification Prediction')</text:p>
      <text:p text:style-name="P978">plt.show()</text:p>
      <text:p text:style-name="P979"/>
      <text:p text:style-name="P980"># Calculate prediction accuracy</text:p>
      <text:p text:style-name="P981">accuracy = np.mean(np.abs(predicted_vus - X_test.ravel()) &lt; 1) <text:s/># Predict within 1 virtual user</text:p>
      <text:p text:style-name="P982">print(f"Re-identification Accuracy: {accuracy * 100}%")</text:p>
      <text:h text:style-name="P983" text:outline-level="4">c. Step 3: Privacy Evaluation</text:h>
      <text:p text:style-name="P984"><text:span text:style-name="T985">Now that you have the adversarial model trained, you can evaluate how well the<text:s/></text:span><text:span text:style-name="T986">Gaussian Process</text:span><text:span text:style-name="T987"><text:s/>preserves privacy:</text:span></text:p>
      <text:list text:style-name="LFO27" text:continue-numbering="true">
        <text:list-item>
          <text:p text:style-name="P988"><text:span text:style-name="T989">The<text:s/></text:span><text:span text:style-name="T990">re-identification accuracy</text:span><text:span text:style-name="T991"><text:s/>indicates how much<text:s/></text:span><text:span text:style-name="T992">private information</text:span><text:span text:style-name="T993"><text:s/>(in this case, the<text:s/></text:span><text:span text:style-name="T994">number of virtual users</text:span><text:span text:style-name="T995">) can be inferred based on<text:s/></text:span><text:span text:style-name="T996">performance data</text:span><text:span text:style-name="T997">.</text:span></text:p>
        </text:list-item>
        <text:list-item>
          <text:p text:style-name="P998"><text:span text:style-name="T999">If the accuracy is low, this indicates that the<text:s/></text:span><text:span text:style-name="T1000">GP model</text:span><text:span text:style-name="T1001"><text:s/>is<text:s/></text:span><text:span text:style-name="T1002">privacy-preserving</text:span><text:span text:style-name="T1003">, and an adversary cannot easily re-identify system configurations.</text:span></text:p>
        </text:list-item>
        <text:list-item>
          <text:p text:style-name="P1004"><text:span text:style-name="T1005">If the accuracy is high, it suggests that the<text:s/></text:span><text:span text:style-name="T1006">Gaussian Process</text:span><text:span text:style-name="T1007"><text:s/>model may be leaking too much information about system internals, potentially compromising<text:s/></text:span><text:span text:style-name="T1008">privacy</text:span><text:span text:style-name="T1009">.</text:span></text:p>
        </text:list-item>
      </text:list>
      <text:h text:style-name="P1010" text:outline-level="3">5. Summary and Key Insights</text:h>
      <text:list text:style-name="LFO28" text:continue-numbering="true">
        <text:list-item>
          <text:p text:style-name="P1011"><text:span text:style-name="T1012">By using a<text:s/></text:span><text:span text:style-name="T1013">Gaussian Process (GP)</text:span><text:span text:style-name="T1014">, you can model system performance under different loads (virtual users or RPS) and use this data for performance testing.</text:span></text:p>
        </text:list-item>
        <text:list-item>
          <text:p text:style-name="P1015"><text:span text:style-name="T1016">However, adversarial models can attempt to<text:s/></text:span><text:span text:style-name="T1017">re-identify sensitive system configurations</text:span><text:span text:style-name="T1018"><text:s/>or<text:s/></text:span><text:span text:style-name="T1019">user behavior</text:span><text:span text:style-name="T1020"><text:s/>from the publicly available performance data.</text:span></text:p>
        </text:list-item>
        <text:list-item>
          <text:p text:style-name="P1021"><text:span text:style-name="T1022">By simulating such adversarial attacks, you can assess how much<text:s/></text:span><text:span text:style-name="T1023">private information</text:span><text:span text:style-name="T1024"><text:s/>is being<text:s/></text:span><text:span text:style-name="T1025">leaked</text:span><text:span text:style-name="T1026"><text:s/>through the performance model, which is critical when testing applications like<text:s/></text:span><text:span text:style-name="T1027">banking services</text:span><text:span text:style-name="T1028"><text:s/>where privacy is crucial.</text:span></text:p>
        </text:list-item>
        <text:list-item>
          <text:p text:style-name="P1029"><text:span text:style-name="T1030">The<text:s/></text:span><text:span text:style-name="T1031">re-identification accuracy</text:span><text:span text:style-name="T1032"><text:s/>is a useful measure of how private the<text:s/></text:span><text:span text:style-name="T1033">GP model</text:span><text:span text:style-name="T1034"><text:s/>is at keeping sensitive information. If the model predicts virtual users or transaction details accurately, it might indicate that<text:s/></text:span><text:span text:style-name="T1035">differential privacy</text:span><text:span text:style-name="T1036"><text:s/>or<text:s/></text:span><text:span text:style-name="T1037">other privacy-preserving techniques</text:span><text:span text:style-name="T1038"><text:s/>need to be applied during the performance testing process.</text:span></text:p>
        </text:list-item>
      </text:list>
      <text:p text:style-name="P1039"><text:span text:style-name="T1040">This approach helps to balance the<text:s/></text:span><text:span text:style-name="T1041">accuracy of the performance model</text:span><text:span text:style-name="T1042"><text:s/>and<text:s/></text:span><text:span text:style-name="T1043">privacy concerns</text:span><text:span text:style-name="T1044">, ensuring that performance tests do not compromise the sensitive information of users or the system.</text:span></text:p>
      <text:p text:style-name="P10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svg:font-family="Bahnschrift"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fo:hyphenate="false"/>
    </style:style>
    <style:style style:name="Heading5" style:display-name="Heading 5" style:family="paragraph" style:parent-style-name="Normal" style:default-outline-level="5">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en" style:country-asian="GB" fo:hyphenate="false"/>
    </style:style>
    <style:style style:name="Heading6" style:display-name="Heading 6" style:family="paragraph" style:parent-style-name="Normal" style:default-outline-level="6">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7.5pt" style:font-size-asian="7.5pt" style:font-size-complex="7.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Heading5Char" style:display-name="Heading 5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en" style:country-asian="GB"/>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7.5pt" style:font-size-asian="7.5pt" style:font-size-complex="7.5pt" style:language-asian="en" style:country-asian="GB"/>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style>
    <style:style style:name="hljs-keyword" style:display-name="hljs-keyword" style:family="text" style:parent-style-name="DefaultParagraphFont"/>
    <style:style style:name="hljs-comment" style:display-name="hljs-comment" style:family="text" style:parent-style-name="DefaultParagraphFont"/>
    <style:style style:name="hljs-number" style:display-name="hljs-number" style:family="text" style:parent-style-name="DefaultParagraphFont"/>
    <style:style style:name="hljs-title" style:display-name="hljs-title" style:family="text" style:parent-style-name="DefaultParagraphFont"/>
    <style:style style:name="hljs-params" style:display-name="hljs-params" style:family="text" style:parent-style-name="DefaultParagraphFont"/>
    <style:style style:name="hljs-string" style:display-name="hljs-string" style:family="text" style:parent-style-name="DefaultParagraphFont"/>
    <style:style style:name="hljs-literal" style:display-name="hljs-literal" style:family="text" style:parent-style-name="DefaultParagraphFont"/>
    <style:style style:name="flex" style:display-name="flex" style:family="text" style:parent-style-name="DefaultParagraphFont"/>
    <style:style style:name="hidden" style:display-name="hidden" style:family="text" style:parent-style-name="DefaultParagraphFont"/>
    <style:style style:name="hljs-built_in" style:display-name="hljs-built_in" style:family="text" style:parent-style-name="DefaultParagraphFont"/>
    <style:style style:name="hljs-subst" style:display-name="hljs-subst" style:family="text" style:parent-style-name="DefaultParagraphFont"/>
    <style:style style:name="hljs-meta" style:display-name="hljs-meta"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2" style:family="text">
      <style:text-properties style:font-name="Courier New"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2" style:family="text">
      <style:text-properties style:font-name="Courier New"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hed Javed</meta:initial-creator>
    <dc:creator>Mahed Javed</dc:creator>
    <meta:creation-date>2024-12-07T13:54:00Z</meta:creation-date>
    <dc:date>2024-12-07T13:55:00Z</dc:date>
    <meta:template xlink:href="Normal" xlink:type="simple"/>
    <meta:editing-cycles>1</meta:editing-cycles>
    <meta:editing-duration>PT60S</meta:editing-duration>
    <meta:document-statistic meta:page-count="3" meta:paragraph-count="83" meta:word-count="6280" meta:character-count="41994" meta:row-count="298" meta:non-whitespace-character-count="35797"/>
  </office:meta>
</office:document-meta>
</file>